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Mangal1" svg:font-family="Mangal"/>
    <style:font-face style:name="Source Sans Pro" svg:font-family="'Source Sans Pro'"/>
    <style:font-face style:name="serif" svg:font-family="serif"/>
    <style:font-face style:name="Courier New" svg:font-family="'Courier New'" style:font-family-generic="modern" style:font-pitch="fixed"/>
    <style:font-face style:name="CMR101" svg:font-family="CMR10" style:font-family-generic="roman" style:font-pitch="variable"/>
    <style:font-face style:name="CMR5" svg:font-family="CMR5" style:font-family-generic="roman" style:font-pitch="variable"/>
    <style:font-face style:name="MinionPro-Regular1" svg:font-family="MinionPro-Regular" style:font-family-generic="roman" style:font-pitch="variable"/>
    <style:font-face style:name="Times New Roman" svg:font-family="'Times New Roman'" style:font-family-generic="roman" style:font-pitch="variable"/>
    <style:font-face style:name="Times-Roman1" svg:font-family="Times-Roman" style:font-family-generic="roman" style:font-pitch="variable"/>
    <style:font-face style:name="Arial" svg:font-family="Arial" style:font-family-generic="swiss" style:font-pitch="variable"/>
    <style:font-face style:name="CMR10" svg:font-family="CMR10" style:font-family-generic="swiss" style:font-pitch="variable"/>
    <style:font-face style:name="MinionPro-Regular" svg:font-family="MinionPro-Regular" style:font-family-generic="swiss" style:font-pitch="variable"/>
    <style:font-face style:name="Times-Roman" svg:font-family="Times-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language="en" fo:country="US" officeooo:rsid="002153b7"/>
    </style:style>
    <style:style style:name="P2" style:family="paragraph" style:parent-style-name="Standard">
      <style:paragraph-properties fo:line-height="150%" fo:text-align="center" style:justify-single-word="false"/>
      <style:text-properties style:font-name="Arial" fo:language="en" fo:country="US" officeooo:rsid="00371e0d" officeooo:paragraph-rsid="00371e0d"/>
    </style:style>
    <style:style style:name="P3" style:family="paragraph" style:parent-style-name="Standard">
      <style:paragraph-properties fo:line-height="150%" fo:text-align="end" style:justify-single-word="false"/>
      <style:text-properties style:font-name="Arial" fo:language="en" fo:country="US" officeooo:rsid="00371e0d" officeooo:paragraph-rsid="00371e0d"/>
    </style:style>
    <style:style style:name="P4" style:family="paragraph" style:parent-style-name="Standard">
      <style:paragraph-properties fo:line-height="150%"/>
      <style:text-properties style:font-name="Arial" fo:language="en" fo:country="US" officeooo:rsid="00371e0d" officeooo:paragraph-rsid="00371e0d"/>
    </style:style>
    <style:style style:name="P5" style:family="paragraph" style:parent-style-name="Standard">
      <style:paragraph-properties fo:line-height="150%"/>
      <style:text-properties style:font-name="Arial" fo:language="en" fo:country="US"/>
    </style:style>
    <style:style style:name="P6" style:family="paragraph" style:parent-style-name="Standard">
      <style:paragraph-properties fo:line-height="150%"/>
      <style:text-properties style:font-name="Arial" officeooo:rsid="001abe56" officeooo:paragraph-rsid="00229062"/>
    </style:style>
    <style:style style:name="P7" style:family="paragraph" style:parent-style-name="Standard">
      <style:paragraph-properties fo:line-height="150%"/>
      <style:text-properties style:font-name="Arial" officeooo:rsid="00192ac2" officeooo:paragraph-rsid="00229062"/>
    </style:style>
    <style:style style:name="P8" style:family="paragraph" style:parent-style-name="Standard">
      <style:paragraph-properties fo:line-height="150%"/>
      <style:text-properties style:font-name="Arial" officeooo:rsid="001e9eba" officeooo:paragraph-rsid="00229062"/>
    </style:style>
    <style:style style:name="P9" style:family="paragraph" style:parent-style-name="Standard">
      <style:paragraph-properties fo:line-height="150%"/>
      <style:text-properties style:font-name="Arial" officeooo:rsid="001c55ad" officeooo:paragraph-rsid="00229062"/>
    </style:style>
    <style:style style:name="P10" style:family="paragraph" style:parent-style-name="Standard">
      <style:paragraph-properties fo:line-height="150%"/>
      <style:text-properties style:font-name="Arial" officeooo:rsid="00266499" officeooo:paragraph-rsid="00266499"/>
    </style:style>
    <style:style style:name="P11" style:family="paragraph" style:parent-style-name="Standard">
      <style:paragraph-properties fo:line-height="150%"/>
      <style:text-properties style:font-name="Arial" officeooo:rsid="0027c744" officeooo:paragraph-rsid="002c87ed"/>
    </style:style>
    <style:style style:name="P12" style:family="paragraph" style:parent-style-name="Standard">
      <style:paragraph-properties fo:line-height="150%" fo:text-align="center" style:justify-single-word="false"/>
      <style:text-properties style:font-name="Arial" fo:font-size="18pt" fo:language="en" fo:country="US" fo:font-weight="bold" officeooo:rsid="00371e0d" officeooo:paragraph-rsid="00383a1d" style:font-size-asian="18pt" style:font-weight-asian="bold" style:font-size-complex="18pt" style:font-weight-complex="bold"/>
    </style:style>
    <style:style style:name="P13" style:family="paragraph" style:parent-style-name="Standard">
      <style:paragraph-properties fo:line-height="150%"/>
      <style:text-properties style:font-name="Arial"/>
    </style:style>
    <style:style style:name="P14" style:family="paragraph" style:parent-style-name="Standard">
      <style:paragraph-properties fo:line-height="150%"/>
      <style:text-properties style:font-name="Arial" officeooo:paragraph-rsid="0051acda"/>
    </style:style>
    <style:style style:name="P15" style:family="paragraph" style:parent-style-name="Standard">
      <style:paragraph-properties fo:line-height="150%"/>
      <style:text-properties style:font-name="Arial" officeooo:paragraph-rsid="0053243d"/>
    </style:style>
    <style:style style:name="P16" style:family="paragraph" style:parent-style-name="Standard">
      <style:paragraph-properties fo:line-height="150%"/>
      <style:text-properties style:font-name="Arial" officeooo:paragraph-rsid="002c87ed"/>
    </style:style>
    <style:style style:name="P17" style:family="paragraph" style:parent-style-name="Standard">
      <style:paragraph-properties fo:line-height="150%"/>
    </style:style>
    <style:style style:name="P18" style:family="paragraph" style:parent-style-name="Standard">
      <style:paragraph-properties fo:line-height="150%"/>
      <style:text-properties officeooo:paragraph-rsid="0051acda"/>
    </style:style>
    <style:style style:name="P19" style:family="paragraph" style:parent-style-name="Standard">
      <style:paragraph-properties fo:line-height="150%"/>
      <style:text-properties officeooo:paragraph-rsid="0053243d"/>
    </style:style>
    <style:style style:name="P20" style:family="paragraph" style:parent-style-name="Text_20_body">
      <style:paragraph-properties fo:line-height="150%"/>
      <style:text-properties style:font-name="Arial"/>
    </style:style>
    <style:style style:name="P21" style:family="paragraph" style:parent-style-name="Text_20_body">
      <style:paragraph-properties fo:line-height="150%"/>
      <style:text-properties officeooo:rsid="002ecd51" officeooo:paragraph-rsid="002ecd51"/>
    </style:style>
    <style:style style:name="P22" style:family="paragraph" style:parent-style-name="Text_20_body">
      <style:paragraph-properties fo:line-height="150%"/>
      <style:text-properties officeooo:rsid="00326ef1" officeooo:paragraph-rsid="00326ef1"/>
    </style:style>
    <style:style style:name="P23" style:family="paragraph" style:parent-style-name="Text_20_body">
      <style:paragraph-properties fo:line-height="150%"/>
    </style:style>
    <style:style style:name="P24" style:family="paragraph" style:parent-style-name="Text_20_body">
      <style:paragraph-properties fo:line-height="150%"/>
      <style:text-properties officeooo:paragraph-rsid="0041472e"/>
    </style:style>
    <style:style style:name="P25" style:family="paragraph" style:parent-style-name="Text_20_body">
      <style:paragraph-properties fo:line-height="150%"/>
      <style:text-properties fo:color="#000000" officeooo:paragraph-rsid="0049ceae"/>
    </style:style>
    <style:style style:name="P26" style:family="paragraph" style:parent-style-name="Standard" style:master-page-name="First_20_Page">
      <style:paragraph-properties fo:line-height="150%" style:page-number="auto"/>
      <style:text-properties style:font-name="Arial" fo:language="en" fo:country="US" officeooo:rsid="00371e0d" officeooo:paragraph-rsid="00371e0d"/>
    </style:style>
    <style:style style:name="P27" style:family="paragraph" style:parent-style-name="Standard">
      <style:paragraph-properties fo:line-height="150%"/>
      <style:text-properties officeooo:paragraph-rsid="001e9eba"/>
    </style:style>
    <style:style style:name="P28" style:family="paragraph" style:parent-style-name="Standard">
      <style:paragraph-properties fo:line-height="150%"/>
      <style:text-properties officeooo:rsid="00627267" officeooo:paragraph-rsid="00627267"/>
    </style:style>
    <style:style style:name="P29" style:family="paragraph" style:parent-style-name="Contents_20_2">
      <style:paragraph-properties fo:line-height="150%">
        <style:tab-stops>
          <style:tab-stop style:position="15cm" style:type="right" style:leader-style="dotted" style:leader-text="."/>
        </style:tab-stops>
      </style:paragraph-properties>
    </style:style>
    <style:style style:name="P30" style:family="paragraph" style:parent-style-name="Contents_20_3">
      <style:paragraph-properties fo:line-height="150%">
        <style:tab-stops>
          <style:tab-stop style:position="15cm" style:type="right" style:leader-style="dotted" style:leader-text="."/>
        </style:tab-stops>
      </style:paragraph-properties>
    </style:style>
    <style:style style:name="P31" style:family="paragraph" style:parent-style-name="Contents_20_1">
      <style:paragraph-properties fo:line-height="150%">
        <style:tab-stops>
          <style:tab-stop style:position="15cm" style:type="right" style:leader-style="dotted" style:leader-text="."/>
        </style:tab-stops>
      </style:paragraph-properties>
    </style:style>
    <style:style style:name="P32" style:family="paragraph" style:parent-style-name="Contents_20_Heading">
      <style:paragraph-properties fo:line-height="150%"/>
      <style:text-properties style:font-name="Arial"/>
    </style:style>
    <style:style style:name="P33" style:family="paragraph" style:parent-style-name="Heading_20_1">
      <style:paragraph-properties fo:line-height="150%"/>
      <style:text-properties style:font-name="Arial"/>
    </style:style>
    <style:style style:name="P34" style:family="paragraph" style:parent-style-name="Heading_20_2">
      <style:paragraph-properties fo:line-height="150%"/>
      <style:text-properties style:font-name="Arial"/>
    </style:style>
    <style:style style:name="P35" style:family="paragraph" style:parent-style-name="Heading_20_2">
      <style:paragraph-properties fo:line-height="150%"/>
      <style:text-properties fo:color="#000000" style:font-name="Arial" officeooo:paragraph-rsid="005fa2e9"/>
    </style:style>
    <style:style style:name="P36" style:family="paragraph" style:parent-style-name="Heading_20_3">
      <style:paragraph-properties fo:line-height="150%"/>
      <style:text-properties style:font-name="Arial"/>
    </style:style>
    <style:style style:name="P37" style:family="paragraph" style:parent-style-name="Heading_20_3">
      <style:paragraph-properties fo:line-height="150%"/>
      <style:text-properties style:font-name="Arial" officeooo:paragraph-rsid="002ecd51"/>
    </style:style>
    <style:style style:name="P38" style:family="paragraph" style:parent-style-name="Text_20_body">
      <style:paragraph-properties fo:line-height="150%"/>
      <style:text-properties fo:font-variant="normal" fo:text-transform="none" fo:color="#000000" style:text-line-through-style="none" style:text-line-through-type="none" style:font-name="Arial" fo:font-size="12pt" fo:language="en" fo:country="US" fo:font-style="normal" style:text-underline-style="none" fo:font-weight="normal" officeooo:rsid="0051acda" officeooo:paragraph-rsid="0053243d" style:text-blinking="false" fo:background-color="transparent" style:font-size-asian="12pt" style:font-style-asian="normal" style:font-weight-asian="normal" style:font-size-complex="12pt"/>
    </style:style>
    <style:style style:name="P39" style:family="paragraph" style:parent-style-name="Text_20_body">
      <style:paragraph-properties fo:line-height="150%"/>
    </style:style>
    <style:style style:name="P40" style:family="paragraph" style:parent-style-name="Text_20_body">
      <style:paragraph-properties fo:line-height="150%"/>
      <style:text-properties officeooo:paragraph-rsid="005ece54"/>
    </style:style>
    <style:style style:name="P41" style:family="paragraph" style:parent-style-name="Text_20_body">
      <style:paragraph-properties fo:line-height="150%"/>
      <style:text-properties style:font-name="Arial" fo:font-size="12pt" officeooo:paragraph-rsid="005fa2e9" style:font-size-asian="12pt" style:font-size-complex="12pt"/>
    </style:style>
    <style:style style:name="P42" style:family="paragraph" style:parent-style-name="Text_20_body">
      <style:paragraph-properties fo:line-height="150%"/>
      <style:text-properties style:font-name="Arial" fo:font-size="12pt" officeooo:rsid="0045e3e3" officeooo:paragraph-rsid="0045e3e3" style:font-size-asian="12pt" style:font-size-complex="12pt"/>
    </style:style>
    <style:style style:name="P43" style:family="paragraph" style:parent-style-name="Text_20_body">
      <style:text-properties style:font-name="Arial" fo:font-size="12pt" officeooo:paragraph-rsid="0053243d" style:font-size-asian="12pt" style:font-size-complex="12pt"/>
    </style:style>
    <style:style style:name="P44" style:family="paragraph" style:parent-style-name="Text_20_body">
      <loext:graphic-properties draw:fill="none" draw:fill-color="#ffffff"/>
      <style:paragraph-properties fo:margin-top="0cm" fo:margin-bottom="0.564cm" loext:contextual-spacing="false" fo:line-height="138%" fo:background-color="transparent" style:writing-mode="lr-tb"/>
      <style:text-properties fo:font-variant="normal" fo:text-transform="none" fo:color="#595959" style:text-line-through-style="none" style:text-line-through-type="none" style:font-name="Arial" fo:font-size="12pt" fo:font-style="normal" style:text-underline-style="none" fo:font-weight="normal" officeooo:paragraph-rsid="0053243d" style:text-blinking="false" fo:background-color="transparent" style:font-size-asian="12pt" style:font-size-complex="12pt"/>
    </style:style>
    <style:style style:name="P45" style:family="paragraph" style:parent-style-name="Text_20_body">
      <loext:graphic-properties draw:fill="none" draw:fill-color="#ffffff"/>
      <style:paragraph-properties fo:margin-top="0cm" fo:margin-bottom="0.564cm" loext:contextual-spacing="false" fo:line-height="138%" fo:background-color="transparent" style:writing-mode="lr-tb"/>
      <style:text-properties fo:font-variant="normal" fo:text-transform="none" fo:color="#595959"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46"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595959" style:text-line-through-style="none" style:text-line-through-type="none" style:font-name="Arial" fo:font-size="18pt" fo:font-style="normal" style:text-underline-style="none" fo:font-weight="normal" officeooo:rsid="0045e3e3" officeooo:paragraph-rsid="0053243d" style:text-blinking="false" fo:background-color="transparent"/>
    </style:style>
    <style:style style:name="P47"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595959" style:text-line-through-style="none" style:text-line-through-type="none" style:font-name="Arial" fo:font-size="12pt" fo:font-style="normal" style:text-underline-style="none" fo:font-weight="normal" officeooo:rsid="0045e3e3" officeooo:paragraph-rsid="0053243d" style:text-blinking="false" fo:background-color="transparent" style:font-size-asian="12pt" style:font-size-complex="12pt"/>
    </style:style>
    <style:style style:name="P48"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595959"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49" style:family="paragraph" style:parent-style-name="Text_20_body">
      <style:paragraph-properties fo:margin-top="0cm" fo:margin-bottom="0cm" loext:contextual-spacing="false" fo:line-height="150%" style:writing-mode="lr-tb"/>
      <style:text-properties style:font-name="Arial" fo:font-size="12pt" officeooo:paragraph-rsid="0053243d" style:font-size-asian="12pt" style:font-size-complex="12pt"/>
    </style:style>
    <style:style style:name="P50" style:family="paragraph" style:parent-style-name="Text_20_body">
      <style:paragraph-properties fo:margin-top="0.212cm" fo:margin-bottom="0cm" loext:contextual-spacing="false" fo:line-height="120%" style:writing-mode="lr-tb"/>
      <style:text-properties fo:font-variant="normal" fo:text-transform="none" fo:color="#28324a" style:text-line-through-style="none" style:text-line-through-type="none" style:font-name="Arial" fo:font-size="12pt" fo:font-style="normal" style:text-underline-style="none" fo:font-weight="normal" officeooo:paragraph-rsid="0053243d" style:text-blinking="false" fo:background-color="transparent" style:font-size-asian="12pt" style:font-size-complex="12pt"/>
    </style:style>
    <style:style style:name="P51" style:family="paragraph" style:parent-style-name="Bibliography_20_1" style:list-style-name="L5"/>
    <style:style style:name="T1" style:family="text">
      <style:text-properties fo:language="en" fo:country="US"/>
    </style:style>
    <style:style style:name="T2" style:family="text">
      <style:text-properties officeooo:rsid="001abe56"/>
    </style:style>
    <style:style style:name="T3" style:family="text">
      <style:text-properties officeooo:rsid="001c55ad"/>
    </style:style>
    <style:style style:name="T4" style:family="text">
      <style:text-properties officeooo:rsid="001d6224"/>
    </style:style>
    <style:style style:name="T5" style:family="text">
      <style:text-properties officeooo:rsid="001e9eba"/>
    </style:style>
    <style:style style:name="T6" style:family="text">
      <style:text-properties officeooo:rsid="001ea261"/>
    </style:style>
    <style:style style:name="T7" style:family="text">
      <style:text-properties officeooo:rsid="00202f47"/>
    </style:style>
    <style:style style:name="T8" style:family="text">
      <style:text-properties style:font-name="Arial"/>
    </style:style>
    <style:style style:name="T9" style:family="text">
      <style:text-properties style:font-name="Arial" officeooo:rsid="002f1ad6"/>
    </style:style>
    <style:style style:name="T10" style:family="text">
      <style:text-properties style:font-name="Arial" officeooo:rsid="002f78a9"/>
    </style:style>
    <style:style style:name="T11" style:family="text">
      <style:text-properties style:font-name="Arial" officeooo:rsid="0030941e"/>
    </style:style>
    <style:style style:name="T12" style:family="text">
      <style:text-properties style:font-name="Arial" officeooo:rsid="00326ef1"/>
    </style:style>
    <style:style style:name="T13" style:family="text">
      <style:text-properties style:font-name="Arial" officeooo:rsid="003e6785"/>
    </style:style>
    <style:style style:name="T14" style:family="text">
      <style:text-properties style:font-name="Arial" officeooo:rsid="003c7912"/>
    </style:style>
    <style:style style:name="T15" style:family="text">
      <style:text-properties style:font-name="Arial" officeooo:rsid="00404a42"/>
    </style:style>
    <style:style style:name="T16" style:family="text">
      <style:text-properties style:font-name="Arial" officeooo:rsid="00428ecd"/>
    </style:style>
    <style:style style:name="T17" style:family="text">
      <style:text-properties style:font-name="Arial" officeooo:rsid="004489b7"/>
    </style:style>
    <style:style style:name="T18" style:family="text">
      <style:text-properties style:font-name="Arial" officeooo:rsid="00420157"/>
    </style:style>
    <style:style style:name="T19" style:family="text">
      <style:text-properties style:font-name="Arial" officeooo:rsid="0045e3e3"/>
    </style:style>
    <style:style style:name="T20" style:family="text">
      <style:text-properties style:font-name="Arial" officeooo:rsid="0047c31a"/>
    </style:style>
    <style:style style:name="T21" style:family="text">
      <style:text-properties style:font-name="Arial" officeooo:rsid="0049bb8e"/>
    </style:style>
    <style:style style:name="T22" style:family="text">
      <style:text-properties style:font-name="Arial" officeooo:rsid="0049ceae"/>
    </style:style>
    <style:style style:name="T23" style:family="text">
      <style:text-properties style:font-name="Arial" fo:language="en" fo:country="US"/>
    </style:style>
    <style:style style:name="T24" style:family="text">
      <style:text-properties style:font-name="Arial" fo:language="en" fo:country="US" officeooo:rsid="0051acda"/>
    </style:style>
    <style:style style:name="T25" style:family="text">
      <style:text-properties style:font-name="Arial" fo:language="en" fo:country="US" officeooo:rsid="0053243d"/>
    </style:style>
    <style:style style:name="T26" style:family="text">
      <style:text-properties style:font-name="Arial" fo:language="en" fo:country="US" officeooo:rsid="004fc01a"/>
    </style:style>
    <style:style style:name="T27" style:family="text">
      <style:text-properties style:font-name="Arial" fo:language="en" fo:country="US" officeooo:rsid="0050dd0c"/>
    </style:style>
    <style:style style:name="T28" style:family="text">
      <style:text-properties style:font-name="Arial" fo:font-size="12pt" fo:language="en" fo:country="US" style:font-size-asian="12pt" style:font-size-complex="12pt"/>
    </style:style>
    <style:style style:name="T29" style:family="text">
      <style:text-properties style:font-name="Arial" officeooo:rsid="0054b30f"/>
    </style:style>
    <style:style style:name="T30" style:family="text">
      <style:text-properties style:font-name="Arial" officeooo:rsid="0055b0d2"/>
    </style:style>
    <style:style style:name="T31" style:family="text">
      <style:text-properties style:font-name="Arial" officeooo:rsid="00614031"/>
    </style:style>
    <style:style style:name="T32" style:family="text">
      <style:text-properties officeooo:rsid="0027086c"/>
    </style:style>
    <style:style style:name="T33" style:family="text">
      <style:text-properties style:font-name="Courier New"/>
    </style:style>
    <style:style style:name="T34" style:family="text">
      <style:text-properties style:font-name="Courier New" officeooo:rsid="0028a42a"/>
    </style:style>
    <style:style style:name="T35" style:family="text">
      <style:text-properties officeooo:rsid="0027c744"/>
    </style:style>
    <style:style style:name="T36" style:family="text">
      <style:text-properties officeooo:rsid="0028a42a"/>
    </style:style>
    <style:style style:name="T37" style:family="text">
      <style:text-properties officeooo:rsid="002ecd51"/>
    </style:style>
    <style:style style:name="T38" style:family="text">
      <style:text-properties officeooo:rsid="0034deaa"/>
    </style:style>
    <style:style style:name="T39" style:family="text">
      <style:text-properties officeooo:rsid="0037fc6c"/>
    </style:style>
    <style:style style:name="T40" style:family="text">
      <style:text-properties fo:font-variant="normal" fo:text-transform="none" style:text-position="0% 100%" fo:font-style="normal" style:text-underline-style="none" fo:font-weight="normal"/>
    </style:style>
    <style:style style:name="T41" style:family="text">
      <style:text-properties fo:font-variant="normal" fo:text-transform="none" style:text-position="0% 100%" style:font-name="Arial" fo:font-style="normal" style:text-underline-style="none" fo:font-weight="normal"/>
    </style:style>
    <style:style style:name="T42" style:family="text">
      <style:text-properties fo:font-variant="normal" fo:text-transform="none" style:text-position="0% 100%" style:font-name="Arial" fo:font-style="normal" style:text-underline-style="none" fo:font-weight="normal" officeooo:rsid="003e6785"/>
    </style:style>
    <style:style style:name="T43" style:family="text">
      <style:text-properties fo:font-variant="normal" fo:text-transform="none" style:text-position="0% 100%" style:font-name="Arial" fo:language="en" fo:country="US" fo:font-style="normal" style:text-underline-style="none" fo:font-weight="normal" officeooo:rsid="004fc01a"/>
    </style:style>
    <style:style style:name="T44"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51dc42" style:text-blinking="false" fo:background-color="transparent" loext:char-shading-value="0" style:font-size-asian="12pt" style:font-style-asian="normal" style:font-weight-asian="normal" style:font-size-complex="12pt"/>
    </style:style>
    <style:style style:name="T45" style:family="text">
      <style:text-properties fo:font-variant="normal" fo:text-transform="none" fo:color="#000000" style:text-line-through-style="none" style:text-line-through-type="none" style:font-name="Arial" fo:font-size="12pt" fo:font-style="normal" style:text-underline-style="none" fo:font-weight="normal" officeooo:rsid="0051dc42" style:text-blinking="false" fo:background-color="transparent" loext:char-shading-value="0" style:font-size-asian="12pt" style:font-style-asian="normal" style:font-weight-asian="normal" style:font-size-complex="12pt"/>
    </style:style>
    <style:style style:name="T46" style:family="text">
      <style:text-properties fo:font-variant="normal" fo:text-transform="none" fo:color="#000000" style:text-line-through-style="none" style:text-line-through-type="none" fo:font-size="12pt" fo:language="en" fo:country="US" fo:font-style="normal" style:text-underline-style="none" fo:font-weight="normal" officeooo:rsid="0051dc42" style:text-blinking="false" fo:background-color="transparent" loext:char-shading-value="0" style:font-size-asian="12pt" style:font-style-asian="normal" style:font-weight-asian="normal" style:font-size-complex="12pt"/>
    </style:style>
    <style:style style:name="T47" style:family="text">
      <style:text-properties fo:font-variant="normal" fo:text-transform="none" fo:color="#000000" style:text-line-through-style="none" style:text-line-through-type="none" fo:font-size="12pt" fo:language="en" fo:country="US" fo:font-style="normal" style:text-underline-style="none" fo:font-weight="normal" officeooo:rsid="0051acda" style:text-blinking="false" fo:background-color="transparent" loext:char-shading-value="0" style:font-size-asian="12pt" style:font-style-asian="normal" style:font-weight-asian="normal" style:font-size-complex="12pt"/>
    </style:style>
    <style:style style:name="T48" style:family="text">
      <style:text-properties fo:color="#000000" style:font-name="Arial" officeooo:rsid="004489b7"/>
    </style:style>
    <style:style style:name="T49" style:family="text">
      <style:text-properties fo:color="#000000" style:font-name="Arial" fo:font-size="12pt" fo:font-style="normal" fo:font-weight="normal" style:font-size-asian="12pt" style:font-style-asian="normal" style:font-weight-asian="normal" style:font-size-complex="12pt"/>
    </style:style>
    <style:style style:name="T50" style:family="text">
      <style:text-properties fo:color="#000000" style:font-name="Arial" fo:font-size="12pt" fo:font-style="normal" fo:font-weight="normal" officeooo:rsid="0049bb8e" style:font-size-asian="12pt" style:font-style-asian="normal" style:font-weight-asian="normal" style:font-size-complex="12pt"/>
    </style:style>
    <style:style style:name="T51" style:family="text">
      <style:text-properties fo:color="#000000" style:font-name="Arial" fo:font-size="12pt" fo:font-style="normal" fo:font-weight="normal" officeooo:rsid="004dd55f" style:font-size-asian="12pt" style:font-style-asian="normal" style:font-weight-asian="normal" style:font-size-complex="12pt"/>
    </style:style>
    <style:style style:name="T52" style:family="text">
      <style:text-properties fo:color="#000000" style:font-name="Arial" fo:font-size="12pt" fo:language="en" fo:country="US" fo:font-style="normal" fo:font-weight="normal" style:font-size-asian="12pt" style:font-style-asian="normal" style:font-weight-asian="normal" style:font-size-complex="12pt"/>
    </style:style>
    <style:style style:name="T53" style:family="text">
      <style:text-properties fo:color="#000000" fo:font-size="12pt" fo:language="en" fo:country="US" fo:font-style="normal" fo:font-weight="normal" style:font-size-asian="12pt" style:font-style-asian="normal" style:font-weight-asian="normal" style:font-size-complex="12pt"/>
    </style:style>
    <style:style style:name="T54" style:family="text">
      <style:text-properties fo:color="#000000" fo:font-size="12pt" fo:language="en" fo:country="US" fo:font-style="normal" fo:font-weight="normal" officeooo:rsid="0051acda" style:font-size-asian="12pt" style:font-style-asian="normal" style:font-weight-asian="normal" style:font-size-complex="12pt"/>
    </style:style>
    <style:style style:name="T55" style:family="text">
      <style:text-properties fo:color="#000000" fo:font-size="12pt" fo:language="en" fo:country="US" fo:font-style="normal" fo:font-weight="normal" officeooo:rsid="0051dc42" style:font-size-asian="12pt" style:font-style-asian="normal" style:font-weight-asian="normal" style:font-size-complex="12pt"/>
    </style:style>
    <style:style style:name="T56" style:family="text">
      <style:text-properties fo:color="#000000" style:font-name="Arial" fo:font-size="12pt" officeooo:rsid="0056fed2" style:font-size-asian="12pt" style:font-size-complex="12pt"/>
    </style:style>
    <style:style style:name="T57" style:family="text">
      <style:text-properties fo:color="#000000" style:font-name="Arial" fo:font-size="12pt" fo:font-style="normal" fo:font-weight="normal" style:font-size-asian="12pt" style:font-style-asian="normal" style:font-weight-asian="normal" style:font-size-complex="12pt"/>
    </style:style>
    <style:style style:name="T58" style:family="text">
      <style:text-properties fo:color="#000000" style:font-name="Arial" fo:font-size="12pt" fo:font-style="normal" fo:font-weight="normal" officeooo:rsid="0041472e" style:font-size-asian="12pt" style:font-style-asian="normal" style:font-weight-asian="normal" style:font-size-complex="12pt"/>
    </style:style>
    <style:style style:name="T59" style:family="text">
      <style:text-properties fo:color="#000000" style:font-name="Arial" fo:font-size="12pt" fo:font-style="normal" fo:font-weight="normal" officeooo:rsid="0056fed2" style:font-size-asian="12pt" style:font-style-asian="normal" style:font-weight-asian="normal" style:font-size-complex="12pt"/>
    </style:style>
    <style:style style:name="T60" style:family="text">
      <style:text-properties fo:color="#000000" style:font-name="Arial" fo:font-size="12pt" fo:font-style="normal" fo:font-weight="normal" officeooo:rsid="0057f02c" style:font-size-asian="12pt" style:font-style-asian="normal" style:font-weight-asian="normal" style:font-size-complex="12pt"/>
    </style:style>
    <style:style style:name="T61" style:family="text">
      <style:text-properties fo:color="#000000" style:font-name="Arial" fo:font-size="12pt" fo:font-style="normal" fo:font-weight="normal" officeooo:rsid="0057f02c" style:font-size-asian="12pt" style:font-style-asian="normal" style:font-weight-asian="normal" style:font-size-complex="12pt"/>
    </style:style>
    <style:style style:name="T62" style:family="text">
      <style:text-properties fo:color="#000000" style:font-name="Arial" fo:font-size="12pt" fo:font-style="normal" fo:font-weight="normal" style:font-size-asian="12pt" style:font-style-asian="normal" style:font-weight-asian="normal" style:font-size-complex="12pt"/>
    </style:style>
    <style:style style:name="T63" style:family="text">
      <style:text-properties fo:color="#000000" style:font-name="Arial" fo:font-size="12pt" fo:font-style="normal" fo:font-weight="normal" officeooo:rsid="0058a666" style:font-size-asian="12pt" style:font-style-asian="normal" style:font-weight-asian="normal" style:font-size-complex="12pt"/>
    </style:style>
    <style:style style:name="T64" style:family="text">
      <style:text-properties fo:color="#000000" style:font-name="Arial" fo:font-size="12pt" fo:font-style="normal" fo:font-weight="normal" officeooo:rsid="0059da80" style:font-size-asian="12pt" style:font-style-asian="normal" style:font-weight-asian="normal" style:font-size-complex="12pt"/>
    </style:style>
    <style:style style:name="T65" style:family="text">
      <style:text-properties fo:color="#000000" style:font-name="Arial" fo:font-size="12pt" fo:font-style="normal" fo:font-weight="normal" officeooo:rsid="005eae90" style:font-size-asian="12pt" style:font-style-asian="normal" style:font-weight-asian="normal" style:font-size-complex="12pt"/>
    </style:style>
    <style:style style:name="T66" style:family="text">
      <style:text-properties fo:color="#000000" style:font-name="Arial" fo:font-size="12pt" fo:font-style="normal" fo:font-weight="normal" officeooo:rsid="005ece54" style:font-size-asian="12pt" style:font-style-asian="normal" style:font-weight-asian="normal" style:font-size-complex="12pt"/>
    </style:style>
    <style:style style:name="T67" style:family="text">
      <style:text-properties fo:color="#000000" style:font-name="Arial" fo:font-size="12pt" fo:font-style="normal" fo:font-weight="normal" officeooo:rsid="005c8811" style:font-size-asian="12pt" style:font-style-asian="normal" style:font-weight-asian="normal" style:font-size-complex="12pt"/>
    </style:style>
    <style:style style:name="T68" style:family="text">
      <style:text-properties fo:color="#000000" fo:font-style="normal" fo:font-weight="normal" officeooo:rsid="005eae90" style:font-style-asian="normal" style:font-weight-asian="normal"/>
    </style:style>
    <style:style style:name="T69" style:family="text">
      <style:text-properties fo:color="#000000" fo:font-style="normal" fo:font-weight="normal" officeooo:rsid="005ece54" style:font-style-asian="normal" style:font-weight-asian="normal"/>
    </style:style>
    <style:style style:name="T70" style:family="text">
      <style:text-properties fo:color="#000000" fo:font-style="normal" fo:font-weight="normal" officeooo:rsid="005fa2e9" style:font-style-asian="normal" style:font-weight-asian="normal"/>
    </style:style>
    <style:style style:name="T71" style:family="text">
      <style:text-properties fo:color="#000000" officeooo:rsid="005fa2e9"/>
    </style:style>
    <style:style style:name="T72" style:family="text">
      <style:text-properties style:font-name="Arial"/>
    </style:style>
    <style:style style:name="T73" style:family="text">
      <style:text-properties style:font-name="Arial" fo:font-size="12pt" style:font-size-asian="12pt" style:font-size-complex="12pt"/>
    </style:style>
    <style:style style:name="T74" style:family="text">
      <style:text-properties style:font-name="Arial" fo:font-size="12pt" officeooo:rsid="00404a42" style:font-size-asian="12pt" style:font-size-complex="12pt"/>
    </style:style>
    <style:style style:name="T75" style:family="text">
      <style:text-properties style:font-name="Arial" fo:font-size="12pt" officeooo:rsid="003c7912" style:font-size-asian="12pt" style:font-size-complex="12pt"/>
    </style:style>
    <style:style style:name="T76" style:family="text">
      <style:text-properties style:font-name="Arial" fo:font-size="12pt" officeooo:rsid="0054b30f" style:font-size-asian="12pt" style:font-size-complex="12pt"/>
    </style:style>
    <style:style style:name="T77" style:family="text">
      <style:text-properties style:font-name="Arial" fo:font-size="12pt" officeooo:rsid="0055b0d2" style:font-size-asian="12pt" style:font-size-complex="12pt"/>
    </style:style>
    <style:style style:name="T78" style:family="text">
      <style:text-properties fo:color="#131413" fo:font-style="normal" fo:font-weight="normal" style:font-style-asian="normal" style:font-weight-asian="normal"/>
    </style:style>
    <style:style style:name="T79" style:family="text">
      <style:text-properties fo:color="#131413" fo:font-style="normal" fo:font-weight="normal" officeooo:rsid="005fa2e9" style:font-style-asian="normal" style:font-weight-asian="normal"/>
    </style:style>
    <style:style style:name="T80" style:family="text">
      <style:text-properties fo:font-style="italic" style:font-style-asian="italic"/>
    </style:style>
    <style:style style:name="fr1" style:family="graphic" style:parent-style-name="OLE">
      <style:graphic-properties style:wrap="dynamic" style:number-wrapped-paragraphs="no-limit" style:wrap-contour="false" style:vertical-pos="from-top" style:vertical-rel="paragraph" style:horizontal-pos="from-left" style:horizontal-rel="paragraph" fo:padding="0.049cm" fo:border="1.5pt solid #000000" draw:ole-draw-aspect="1"/>
    </style:style>
    <style:style style:name="fr2" style:family="graphic" style:parent-style-name="OLE">
      <style:graphic-properties style:vertical-pos="top" style:vertical-rel="paragraph" style:horizontal-pos="center" style:horizontal-rel="paragraph" fo:padding="0.049cm" fo:border="1.5pt solid #0000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26">University Osnabrück</text:p>
      <text:p text:style-name="P4">Department of Cognitive Science</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12">A rule-based approach to the entity </text:p>
      <text:p text:style-name="P12">extraction task <text:span text:style-name="T39">on</text:span> Bacteria Biotopes </text:p>
      <text:p text:style-name="P12">of the BioNLP Shared Task of 201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06.09.2018</text:p>
      <text:p text:style-name="P3">Ellen Schmidt</text:p>
      <text:table-of-content text:style-name="Sect1" text:name="Inhaltsverzeichnis1">
        <text:table-of-content-source text:outline-level="6">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2"><text:soft-page-break/>Table of contents</text:p>
          </text:index-title>
          <text:p text:style-name="P31"><text:a xlink:type="simple" xlink:href="#__RefHeading___Toc139_2247578716" text:style-name="Index_20_Link" text:visited-style-name="Index_20_Link"><text:span text:style-name="T8">1. Introduction<text:tab/>2</text:span></text:a></text:p>
          <text:p text:style-name="P31"><text:a xlink:type="simple" xlink:href="#__RefHeading___Toc269_2247578716" text:style-name="Index_20_Link" text:visited-style-name="Index_20_Link"><text:span text:style-name="T8">2. Technical Background of NLP in Biomedicine<text:tab/>3</text:span></text:a></text:p>
          <text:p text:style-name="P29"><text:a xlink:type="simple" xlink:href="#__RefHeading___Toc145_2247578716" text:style-name="Index_20_Link" text:visited-style-name="Index_20_Link"><text:span text:style-name="T8">2.1 Programs and Databases<text:tab/>3</text:span></text:a></text:p>
          <text:p text:style-name="P29"><text:a xlink:type="simple" xlink:href="#__RefHeading___Toc147_2247578716" text:style-name="Index_20_Link" text:visited-style-name="Index_20_Link"><text:span text:style-name="T8">2.2 Field-specific challenges<text:tab/>4</text:span></text:a></text:p>
          <text:p text:style-name="P29"><text:a xlink:type="simple" xlink:href="#__RefHeading___Toc149_2247578716" text:style-name="Index_20_Link" text:visited-style-name="Index_20_Link"><text:span text:style-name="T8">2.3 Shared Tasks<text:tab/>5</text:span></text:a></text:p>
          <text:p text:style-name="P31"><text:a xlink:type="simple" xlink:href="#__RefHeading___Toc151_2247578716" text:style-name="Index_20_Link" text:visited-style-name="Index_20_Link"><text:span text:style-name="T8">3. The Programming Project<text:tab/>6</text:span></text:a></text:p>
          <text:p text:style-name="P29"><text:a xlink:type="simple" xlink:href="#__RefHeading___Toc153_2247578716" text:style-name="Index_20_Link" text:visited-style-name="Index_20_Link"><text:span text:style-name="T8">3.1 The Task<text:tab/>6</text:span></text:a></text:p>
          <text:p text:style-name="P29"><text:a xlink:type="simple" xlink:href="#__RefHeading___Toc155_2247578716" text:style-name="Index_20_Link" text:visited-style-name="Index_20_Link"><text:span text:style-name="T8">3.2 The Approach<text:tab/>6</text:span></text:a></text:p>
          <text:p text:style-name="P30"><text:a xlink:type="simple" xlink:href="#__RefHeading___Toc157_2247578716" text:style-name="Index_20_Link" text:visited-style-name="Index_20_Link"><text:span text:style-name="T8">3.2.1 rule_extract.py<text:tab/>6</text:span></text:a></text:p>
          <text:p text:style-name="P30"><text:a xlink:type="simple" xlink:href="#__RefHeading___Toc194_3076079140" text:style-name="Index_20_Link" text:visited-style-name="Index_20_Link"><text:span text:style-name="T8">3.2.2 cleanup.py<text:tab/>7</text:span></text:a></text:p>
          <text:p text:style-name="P30"><text:a xlink:type="simple" xlink:href="#__RefHeading___Toc159_2247578716" text:style-name="Index_20_Link" text:visited-style-name="Index_20_Link"><text:span text:style-name="T8">3.2.3 entity_extract.py<text:tab/>7</text:span></text:a></text:p>
          <text:p text:style-name="P29"><text:a xlink:type="simple" xlink:href="#__RefHeading___Toc163_2247578716" text:style-name="Index_20_Link" text:visited-style-name="Index_20_Link"><text:span text:style-name="T8">3.3 The Evaluation<text:tab/>9</text:span></text:a></text:p>
          <text:p text:style-name="P31"><text:a xlink:type="simple" xlink:href="#__RefHeading___Toc1547_4135593689" text:style-name="Index_20_Link" text:visited-style-name="Index_20_Link"><text:span text:style-name="T8">4. Bibliography<text:tab/>10</text:span></text:a></text:p>
        </text:index-body>
      </text:table-of-content>
      <text:p text:style-name="P5"/>
      <text:h text:style-name="P33" text:outline-level="1"/>
      <text:h text:style-name="P33" text:outline-level="1"/>
      <text:h text:style-name="P33" text:outline-level="1"/>
      <text:h text:style-name="P33" text:outline-level="1"/>
      <text:h text:style-name="P33" text:outline-level="1"/>
      <text:h text:style-name="P33" text:outline-level="1"/>
      <text:p text:style-name="P20"/>
      <text:p text:style-name="P20"/>
      <text:p text:style-name="P20"/>
      <text:h text:style-name="P33" text:outline-level="1"><text:bookmark-start text:name="__RefHeading___Toc139_2247578716"/><text:soft-page-break/>1. Introduction<text:bookmark-end text:name="__RefHeading___Toc139_2247578716"/></text:h>
      <text:p text:style-name="P18"><text:span text:style-name="T23">The amount of information available to mankind is exponentially increasing each day. Especially in the field of Medicine and Biomedicine the help of linguistically primed technology is essential to manage the increasing information flow and make it available </text:span><text:span text:style-name="T24">to any</text:span><text:span text:style-name="T23">one. </text:span><text:span text:style-name="T51">Platforms</text:span><text:span text:style-name="T23"> that serve as online libraries for papers and publications connected to this field </text:span><text:span text:style-name="T26">are overflowing with citations and papers</text:span><text:span text:style-name="T23">. </text:span><text:span text:style-name="T26">MEDLINE/PubMed, </text:span><text:span text:style-name="T27">which is one of the largest websites for this purpose,</text:span><text:span text:style-name="T26"> counted </text:span><text:span text:style-name="T27">over</text:span><text:span text:style-name="T26"> 1,17 mio. citations for the year 2016</text:span><text:span text:style-name="T27"> alone</text:span><text:span text:style-name="T26">, with nearly 27 mio. citations overall. </text:span><text:reference-mark-start text:name="ZOTERO_ITEM CSL_CITATION {&quot;citationID&quot;:&quot;gJP6ytPh&quot;,&quot;properties&quot;:{&quot;formattedCitation&quot;:&quot;{\\rtf (\\uc0\\u8220{}Yearly Citation Totals from 2017 MEDLINE/PubMed Baseline,\\uc0\\u8221{} n.d.)}&quot;,&quot;plainCitation&quot;:&quot;(“Yearly Citation Totals from 2017 MEDLINE/PubMed Baseline,” n.d.)&quot;},&quot;citationItems&quot;:[{&quot;id&quot;:15,&quot;uris&quot;:[&quot;http://zotero.org/users/local/bwrosKer/items/SW35JJVQ&quot;],&quot;uri&quot;:[&quot;http://zotero.org/users/local/bwrosKer/items/SW35JJVQ&quot;],&quot;itemData&quot;:{&quot;id&quot;:15,&quot;type&quot;:&quot;article&quot;,&quot;title&quot;:&quot;Yearly Citation Totals from 2017 MEDLINE/PubMed Baseline&quot;,&quot;archive&quot;:&quot;U.S. National Library of Medicine&quot;,&quot;URL&quot;:&quot;https://www.nlm.nih.gov/bsd/licensee/2017_stats/2017_Totals.html&quot;}}],&quot;schema&quot;:&quot;https://github.com/citation-style-language/schema/raw/master/csl-citation.json&quot;} RNDqP4mzPnD17"/><text:span text:style-name="T43">(</text:span><text:span text:style-name="T41">“Yearly Citation Totals from 2017 MEDLINE/PubMed Baseline,” n.d.)</text:span><text:reference-mark-end text:name="ZOTERO_ITEM CSL_CITATION {&quot;citationID&quot;:&quot;gJP6ytPh&quot;,&quot;properties&quot;:{&quot;formattedCitation&quot;:&quot;{\\rtf (\\uc0\\u8220{}Yearly Citation Totals from 2017 MEDLINE/PubMed Baseline,\\uc0\\u8221{} n.d.)}&quot;,&quot;plainCitation&quot;:&quot;(“Yearly Citation Totals from 2017 MEDLINE/PubMed Baseline,” n.d.)&quot;},&quot;citationItems&quot;:[{&quot;id&quot;:15,&quot;uris&quot;:[&quot;http://zotero.org/users/local/bwrosKer/items/SW35JJVQ&quot;],&quot;uri&quot;:[&quot;http://zotero.org/users/local/bwrosKer/items/SW35JJVQ&quot;],&quot;itemData&quot;:{&quot;id&quot;:15,&quot;type&quot;:&quot;article&quot;,&quot;title&quot;:&quot;Yearly Citation Totals from 2017 MEDLINE/PubMed Baseline&quot;,&quot;archive&quot;:&quot;U.S. National Library of Medicine&quot;,&quot;URL&quot;:&quot;https://www.nlm.nih.gov/bsd/licensee/2017_stats/2017_Totals.html&quot;}}],&quot;schema&quot;:&quot;https://github.com/citation-style-language/schema/raw/master/csl-citation.json&quot;} RNDqP4mzPnD17"/><text:span text:style-name="T41"> </text:span><text:span text:style-name="T23">To be of use to researchers or medical practitioners the</text:span><text:span text:style-name="T24">se information need to be organized and made more easily accessible than it would be by actually reading them.</text:span><text:span text:style-name="T23"> </text:span><text:span text:style-name="T28">“</text:span><text:span text:style-name="T52">Understanding large amounts of text with the aid of a computer is harder than simply equipping a computer with a grammar and a dictionary.”</text:span><text:reference-mark-start text:name="ZOTERO_ITEM CSL_CITATION {&quot;citationID&quot;:&quot;7NuWW7bq&quot;,&quot;properties&quot;:{&quot;formattedCitation&quot;:&quot;(Rodriguez-Esteban 2009)&quot;,&quot;plainCitation&quot;:&quot;(Rodriguez-Esteban 2009)&quot;},&quot;citationItems&quot;:[{&quot;id&quot;:9,&quot;uris&quot;:[&quot;http://zotero.org/users/local/bwrosKer/items/GU5RP2VV&quot;],&quot;uri&quot;:[&quot;http://zotero.org/users/local/bwrosKer/items/GU5RP2VV&quot;],&quot;itemData&quot;:{&quot;id&quot;:9,&quot;type&quot;:&quot;article-journal&quot;,&quot;title&quot;:&quot;Biomedical Text Mining and Its Applications&quot;,&quot;container-title&quot;:&quot;PLoS Computational Biology&quot;,&quot;page&quot;:&quot;e1000597&quot;,&quot;volume&quot;:&quot;5&quot;,&quot;issue&quot;:&quot;12&quot;,&quot;source&quot;:&quot;Crossref&quot;,&quot;DOI&quot;:&quot;10.1371/journal.pcbi.1000597&quot;,&quot;ISSN&quot;:&quot;1553-7358&quot;,&quot;language&quot;:&quot;en&quot;,&quot;author&quot;:[{&quot;family&quot;:&quot;Rodriguez-Esteban&quot;,&quot;given&quot;:&quot;Raul&quot;}],&quot;editor&quot;:[{&quot;family&quot;:&quot;Lewitter&quot;,&quot;given&quot;:&quot;Fran&quot;}],&quot;issued&quot;:{&quot;date-parts&quot;:[[&quot;2009&quot;,12,24]]}}}],&quot;schema&quot;:&quot;https://github.com/citation-style-language/schema/raw/master/csl-citation.json&quot;} RNDpn0M04ulZc"/><text:span text:style-name="T52">(Rodriguez-Esteban 2009)</text:span><text:reference-mark-end text:name="ZOTERO_ITEM CSL_CITATION {&quot;citationID&quot;:&quot;7NuWW7bq&quot;,&quot;properties&quot;:{&quot;formattedCitation&quot;:&quot;(Rodriguez-Esteban 2009)&quot;,&quot;plainCitation&quot;:&quot;(Rodriguez-Esteban 2009)&quot;},&quot;citationItems&quot;:[{&quot;id&quot;:9,&quot;uris&quot;:[&quot;http://zotero.org/users/local/bwrosKer/items/GU5RP2VV&quot;],&quot;uri&quot;:[&quot;http://zotero.org/users/local/bwrosKer/items/GU5RP2VV&quot;],&quot;itemData&quot;:{&quot;id&quot;:9,&quot;type&quot;:&quot;article-journal&quot;,&quot;title&quot;:&quot;Biomedical Text Mining and Its Applications&quot;,&quot;container-title&quot;:&quot;PLoS Computational Biology&quot;,&quot;page&quot;:&quot;e1000597&quot;,&quot;volume&quot;:&quot;5&quot;,&quot;issue&quot;:&quot;12&quot;,&quot;source&quot;:&quot;Crossref&quot;,&quot;DOI&quot;:&quot;10.1371/journal.pcbi.1000597&quot;,&quot;ISSN&quot;:&quot;1553-7358&quot;,&quot;language&quot;:&quot;en&quot;,&quot;author&quot;:[{&quot;family&quot;:&quot;Rodriguez-Esteban&quot;,&quot;given&quot;:&quot;Raul&quot;}],&quot;editor&quot;:[{&quot;family&quot;:&quot;Lewitter&quot;,&quot;given&quot;:&quot;Fran&quot;}],&quot;issued&quot;:{&quot;date-parts&quot;:[[&quot;2009&quot;,12,24]]}}}],&quot;schema&quot;:&quot;https://github.com/citation-style-language/schema/raw/master/csl-citation.json&quot;} RNDpn0M04ulZc"/><text:span text:style-name="T52"> </text:span></text:p>
      <text:p text:style-name="P14"><text:span text:style-name="T53">‘</text:span><text:span text:style-name="T54">Simply equipping’ <text:s/>now is something that has shown to be not so easy after all. </text:span></text:p>
      <text:p text:style-name="P15"><text:span text:style-name="T54">B</text:span><text:span text:style-name="T55">iomedical texts cover a span from </text:span><text:span text:style-name="T47">discharge summaries and consult reports </text:span><text:span text:style-name="T46">over internal research reports to actual books, articles and literature abstracts and even when selecting one single medium it is far from guaranteed that the format will be the same. </text:span></text:p>
      <text:p text:style-name="P19"><text:span text:style-name="T44"><text:tab/>“</text:span><text:span text:style-name="T49">For example, medical centers develop their own jargons and <text:tab/>laboratories create their idiosyncratic protein nomenclatures. This <text:tab/>variability means, in practice, that text mining applications are tailored to <text:tab/>specific types of text.</text:span><text:span text:style-name="T45">”</text:span><text:reference-mark-start text:name="ZOTERO_ITEM CSL_CITATION {&quot;citationID&quot;:&quot;QaXjYiRj&quot;,&quot;properties&quot;:{&quot;formattedCitation&quot;:&quot;(Rodriguez-Esteban 2009)&quot;,&quot;plainCitation&quot;:&quot;(Rodriguez-Esteban 2009)&quot;},&quot;citationItems&quot;:[{&quot;id&quot;:9,&quot;uris&quot;:[&quot;http://zotero.org/users/local/bwrosKer/items/GU5RP2VV&quot;],&quot;uri&quot;:[&quot;http://zotero.org/users/local/bwrosKer/items/GU5RP2VV&quot;],&quot;itemData&quot;:{&quot;id&quot;:9,&quot;type&quot;:&quot;article-journal&quot;,&quot;title&quot;:&quot;Biomedical Text Mining and Its Applications&quot;,&quot;container-title&quot;:&quot;PLoS Computational Biology&quot;,&quot;page&quot;:&quot;e1000597&quot;,&quot;volume&quot;:&quot;5&quot;,&quot;issue&quot;:&quot;12&quot;,&quot;source&quot;:&quot;Crossref&quot;,&quot;DOI&quot;:&quot;10.1371/journal.pcbi.1000597&quot;,&quot;ISSN&quot;:&quot;1553-7358&quot;,&quot;language&quot;:&quot;en&quot;,&quot;author&quot;:[{&quot;family&quot;:&quot;Rodriguez-Esteban&quot;,&quot;given&quot;:&quot;Raul&quot;}],&quot;editor&quot;:[{&quot;family&quot;:&quot;Lewitter&quot;,&quot;given&quot;:&quot;Fran&quot;}],&quot;issued&quot;:{&quot;date-parts&quot;:[[&quot;2009&quot;,12,24]]}}}],&quot;schema&quot;:&quot;https://github.com/citation-style-language/schema/raw/master/csl-citation.json&quot;} RND5MqMbrtYZq"/><text:span text:style-name="T8">(Rodriguez-Esteban 2009)</text:span><text:reference-mark-end text:name="ZOTERO_ITEM CSL_CITATION {&quot;citationID&quot;:&quot;QaXjYiRj&quot;,&quot;properties&quot;:{&quot;formattedCitation&quot;:&quot;(Rodriguez-Esteban 2009)&quot;,&quot;plainCitation&quot;:&quot;(Rodriguez-Esteban 2009)&quot;},&quot;citationItems&quot;:[{&quot;id&quot;:9,&quot;uris&quot;:[&quot;http://zotero.org/users/local/bwrosKer/items/GU5RP2VV&quot;],&quot;uri&quot;:[&quot;http://zotero.org/users/local/bwrosKer/items/GU5RP2VV&quot;],&quot;itemData&quot;:{&quot;id&quot;:9,&quot;type&quot;:&quot;article-journal&quot;,&quot;title&quot;:&quot;Biomedical Text Mining and Its Applications&quot;,&quot;container-title&quot;:&quot;PLoS Computational Biology&quot;,&quot;page&quot;:&quot;e1000597&quot;,&quot;volume&quot;:&quot;5&quot;,&quot;issue&quot;:&quot;12&quot;,&quot;source&quot;:&quot;Crossref&quot;,&quot;DOI&quot;:&quot;10.1371/journal.pcbi.1000597&quot;,&quot;ISSN&quot;:&quot;1553-7358&quot;,&quot;language&quot;:&quot;en&quot;,&quot;author&quot;:[{&quot;family&quot;:&quot;Rodriguez-Esteban&quot;,&quot;given&quot;:&quot;Raul&quot;}],&quot;editor&quot;:[{&quot;family&quot;:&quot;Lewitter&quot;,&quot;given&quot;:&quot;Fran&quot;}],&quot;issued&quot;:{&quot;date-parts&quot;:[[&quot;2009&quot;,12,24]]}}}],&quot;schema&quot;:&quot;https://github.com/citation-style-language/schema/raw/master/csl-citation.json&quot;} RND5MqMbrtYZq"/></text:p>
      <text:p text:style-name="P17"><text:span text:style-name="T23">To test out state of the art programs and encourage in their development there are competitions, so called 'shared tasks' ´, where the performance of parsers </text:span><text:span text:style-name="T25">and NLP-programs</text:span><text:span text:style-name="T23"> can be tested in different situations. </text:span></text:p>
      <text:p text:style-name="P13"><text:span text:style-name="T1">For this paper I looked at the </text:span>BioNLP Shared Task of 2013, which posted challenges on information extraction in six different subject areas.<text:reference-mark-start text:name="ZOTERO_ITEM CSL_CITATION {&quot;citationID&quot;:&quot;NfaoONbQ&quot;,&quot;properties&quot;:{&quot;formattedCitation&quot;:&quot;{\\rtf (\\uc0\\u8220{}BioNLP-ST 2013\\uc0\\u8221{} n.d.)}&quot;,&quot;plainCitation&quot;:&quot;(“BioNLP-ST 2013” n.d.)&quot;},&quot;citationItems&quot;:[{&quot;id&quot;:16,&quot;uris&quot;:[&quot;http://zotero.org/users/local/bwrosKer/items/EBEZRJ2J&quot;],&quot;uri&quot;:[&quot;http://zotero.org/users/local/bwrosKer/items/EBEZRJ2J&quot;],&quot;itemData&quot;:{&quot;id&quot;:16,&quot;type&quot;:&quot;webpage&quot;,&quot;title&quot;:&quot;BioNLP-ST 2013&quot;,&quot;URL&quot;:&quot;http://2013.bionlp-st.org/Intro&quot;,&quot;accessed&quot;:{&quot;date-parts&quot;:[[&quot;2018&quot;,8,31]]}}}],&quot;schema&quot;:&quot;https://github.com/citation-style-language/schema/raw/master/csl-citation.json&quot;} RND3KU8zlUftU"/><text:span text:style-name="T40">(“BioNLP-ST 2013” n.d.)</text:span><text:reference-mark-end text:name="ZOTERO_ITEM CSL_CITATION {&quot;citationID&quot;:&quot;NfaoONbQ&quot;,&quot;properties&quot;:{&quot;formattedCitation&quot;:&quot;{\\rtf (\\uc0\\u8220{}BioNLP-ST 2013\\uc0\\u8221{} n.d.)}&quot;,&quot;plainCitation&quot;:&quot;(“BioNLP-ST 2013” n.d.)&quot;},&quot;citationItems&quot;:[{&quot;id&quot;:16,&quot;uris&quot;:[&quot;http://zotero.org/users/local/bwrosKer/items/EBEZRJ2J&quot;],&quot;uri&quot;:[&quot;http://zotero.org/users/local/bwrosKer/items/EBEZRJ2J&quot;],&quot;itemData&quot;:{&quot;id&quot;:16,&quot;type&quot;:&quot;webpage&quot;,&quot;title&quot;:&quot;BioNLP-ST 2013&quot;,&quot;URL&quot;:&quot;http://2013.bionlp-st.org/Intro&quot;,&quot;accessed&quot;:{&quot;date-parts&quot;:[[&quot;2018&quot;,8,31]]}}}],&quot;schema&quot;:&quot;https://github.com/citation-style-language/schema/raw/master/csl-citation.json&quot;} RND3KU8zlUftU"/> I chose the entity extraction task for Bacteria Biotopes, wrote my own program and tested it on the supplied data. </text:p>
      <text:p text:style-name="P13"/>
      <text:p text:style-name="P13"/>
      <text:h text:style-name="P33" text:outline-level="1"><text:bookmark-start text:name="__RefHeading___Toc269_2247578716"/><text:soft-page-break/>2. <text:span text:style-name="T38">Technical Background of NLP in Biomedicine</text:span><text:bookmark-end text:name="__RefHeading___Toc269_2247578716"/></text:h>
      <text:h text:style-name="P34" text:outline-level="2"><text:bookmark-start text:name="__RefHeading___Toc145_2247578716"/>2.1 Programs and Databases<text:bookmark-end text:name="__RefHeading___Toc145_2247578716"/></text:h>
      <text:p text:style-name="P24"><text:span text:style-name="T14">The endeavour to use NLP systems on medical related text started with the Linguistic String Project at NYU in the 1960s. </text:span><text:span text:style-name="T13">It was “one of the earliest research and development projects in computer processing of natural (i.e. human) language”</text:span><text:reference-mark-start text:name="ZOTERO_ITEM CSL_CITATION {&quot;citationID&quot;:&quot;BNibZDYm&quot;,&quot;properties&quot;:{&quot;formattedCitation&quot;:&quot;{\\rtf (\\uc0\\u8220{}Introduction to the Linguistic String Project\\uc0\\u8221{} n.d.)}&quot;,&quot;plainCitation&quot;:&quot;(“Introduction to the Linguistic String Project” n.d.)&quot;},&quot;citationItems&quot;:[{&quot;id&quot;:4,&quot;uris&quot;:[&quot;http://zotero.org/users/local/M3fZaS8U/items/5JSXV2W2&quot;],&quot;uri&quot;:[&quot;http://zotero.org/users/local/M3fZaS8U/items/5JSXV2W2&quot;],&quot;itemData&quot;:{&quot;id&quot;:4,&quot;type&quot;:&quot;webpage&quot;,&quot;title&quot;:&quot;Introduction to the Linguistic String Project&quot;,&quot;URL&quot;:&quot;https://cs.nyu.edu/cs/projects/lsp/LSP_intro.html&quot;,&quot;accessed&quot;:{&quot;date-parts&quot;:[[&quot;2018&quot;,8,31]]}}}],&quot;schema&quot;:&quot;https://github.com/citation-style-language/schema/raw/master/csl-citation.json&quot;} RND7JpSE9Yre3"/><text:span text:style-name="T42">(</text:span><text:span text:style-name="T41">“Introduction to the Linguistic String Project” n.d.)</text:span><text:reference-mark-end text:name="ZOTERO_ITEM CSL_CITATION {&quot;citationID&quot;:&quot;BNibZDYm&quot;,&quot;properties&quot;:{&quot;formattedCitation&quot;:&quot;{\\rtf (\\uc0\\u8220{}Introduction to the Linguistic String Project\\uc0\\u8221{} n.d.)}&quot;,&quot;plainCitation&quot;:&quot;(“Introduction to the Linguistic String Project” n.d.)&quot;},&quot;citationItems&quot;:[{&quot;id&quot;:4,&quot;uris&quot;:[&quot;http://zotero.org/users/local/M3fZaS8U/items/5JSXV2W2&quot;],&quot;uri&quot;:[&quot;http://zotero.org/users/local/M3fZaS8U/items/5JSXV2W2&quot;],&quot;itemData&quot;:{&quot;id&quot;:4,&quot;type&quot;:&quot;webpage&quot;,&quot;title&quot;:&quot;Introduction to the Linguistic String Project&quot;,&quot;URL&quot;:&quot;https://cs.nyu.edu/cs/projects/lsp/LSP_intro.html&quot;,&quot;accessed&quot;:{&quot;date-parts&quot;:[[&quot;2018&quot;,8,31]]}}}],&quot;schema&quot;:&quot;https://github.com/citation-style-language/schema/raw/master/csl-citation.json&quot;} RND7JpSE9Yre3"/><text:span text:style-name="T13"> </text:span><text:span text:style-name="T14">Soon it was clear that </text:span><text:span text:style-name="T15">such an </text:span><text:span text:style-name="T14">unspecified program, which just fully analyze</text:span><text:span text:style-name="T15">s</text:span><text:span text:style-name="T14"> free text w</text:span><text:span text:style-name="T15">ould</text:span><text:span text:style-name="T14"> not </text:span><text:span text:style-name="T29">achieve</text:span><text:span text:style-name="T14"> </text:span><text:span text:style-name="T29">satisfying </text:span><text:span text:style-name="T14">results </text:span><text:span text:style-name="T30">in such a highly specialized field</text:span><text:span text:style-name="T14">. It was </text:span><text:span text:style-name="T75">especially important to </text:span><text:span text:style-name="T76">tailor the programs to the </text:span><text:span text:style-name="T77">unique</text:span><text:span text:style-name="T76"> sublanguage and grammar of the field so as to </text:span><text:span text:style-name="T77">address peculiarities in both syntactic and semantic structures.</text:span></text:p>
      <text:p text:style-name="P40"><text:span text:style-name="T74">Over time a lot of task-specific solutions evolved rather than programs that tackled the whole problem at once. Subtasks include pre-processing</text:span><text:span text:style-name="T56">, p</text:span><text:span text:style-name="T49">art-</text:span><text:span text:style-name="T59">of-s</text:span><text:span text:style-name="T49">peech-</text:span><text:span text:style-name="T59">tagging</text:span><text:span text:style-name="T49">, Named-Entity-</text:span><text:span text:style-name="T58">Recognition</text:span><text:span text:style-name="T59">, p</text:span><text:span text:style-name="T49">ars</text:span><text:span text:style-name="T59">ing</text:span><text:span text:style-name="T49">, </text:span><text:span text:style-name="T59">Terminology-Mapping, analyzing the context, extract relations and events </text:span><text:reference-mark-start text:name="ZOTERO_ITEM CSL_CITATION {&quot;citationID&quot;:&quot;WLaB8qEx&quot;,&quot;properties&quot;:{&quot;formattedCitation&quot;:&quot;(Zhou et al. 2011, fig. 1)&quot;,&quot;plainCitation&quot;:&quot;(Zhou et al. 2011, fig. 1)&quot;},&quot;citationItems&quot;:[{&quot;id&quot;:20,&quot;uris&quot;:[&quot;http://zotero.org/users/local/bwrosKer/items/4QTK5N5N&quot;],&quot;uri&quot;:[&quot;http://zotero.org/users/local/bwrosKer/items/4QTK5N5N&quot;],&quot;itemData&quot;:{&quot;id&quot;:20,&quot;type&quot;:&quot;paper-conference&quot;,&quot;title&quot;:&quot;Using Medical Text Extraction, Reasoning and Mapping System (MTERMS) to process medication information in outpatient clinical notes&quot;,&quot;container-title&quot;:&quot;AMIA Annual Symposium Proceedings&quot;,&quot;publisher&quot;:&quot;American Medical Informatics Association&quot;,&quot;page&quot;:&quot;1639&quot;,&quot;volume&quot;:&quot;2011&quot;,&quot;source&quot;:&quot;Google Scholar&quot;,&quot;author&quot;:[{&quot;family&quot;:&quot;Zhou&quot;,&quot;given&quot;:&quot;Li&quot;},{&quot;family&quot;:&quot;Plasek&quot;,&quot;given&quot;:&quot;Joseph M.&quot;},{&quot;family&quot;:&quot;Mahoney&quot;,&quot;given&quot;:&quot;Lisa M.&quot;},{&quot;family&quot;:&quot;Karipineni&quot;,&quot;given&quot;:&quot;Neelima&quot;},{&quot;family&quot;:&quot;Chang&quot;,&quot;given&quot;:&quot;Frank&quot;},{&quot;family&quot;:&quot;Yan&quot;,&quot;given&quot;:&quot;Xuemin&quot;},{&quot;family&quot;:&quot;Chang&quot;,&quot;given&quot;:&quot;Fenny&quot;},{&quot;family&quot;:&quot;Dimaggio&quot;,&quot;given&quot;:&quot;Dana&quot;},{&quot;family&quot;:&quot;Goldman&quot;,&quot;given&quot;:&quot;Debora S.&quot;},{&quot;family&quot;:&quot;Rocha&quot;,&quot;given&quot;:&quot;Roberto A.&quot;}],&quot;issued&quot;:{&quot;date-parts&quot;:[[&quot;2011&quot;]]}},&quot;locator&quot;:&quot;1&quot;,&quot;label&quot;:&quot;figure&quot;}],&quot;schema&quot;:&quot;https://github.com/citation-style-language/schema/raw/master/csl-citation.json&quot;} RNDV8zeyXurg8"/><text:span text:style-name="T59">(Zhou et al. 2011, fig. 1).</text:span><text:reference-mark-end text:name="ZOTERO_ITEM CSL_CITATION {&quot;citationID&quot;:&quot;WLaB8qEx&quot;,&quot;properties&quot;:{&quot;formattedCitation&quot;:&quot;(Zhou et al. 2011, fig. 1)&quot;,&quot;plainCitation&quot;:&quot;(Zhou et al. 2011, fig. 1)&quot;},&quot;citationItems&quot;:[{&quot;id&quot;:20,&quot;uris&quot;:[&quot;http://zotero.org/users/local/bwrosKer/items/4QTK5N5N&quot;],&quot;uri&quot;:[&quot;http://zotero.org/users/local/bwrosKer/items/4QTK5N5N&quot;],&quot;itemData&quot;:{&quot;id&quot;:20,&quot;type&quot;:&quot;paper-conference&quot;,&quot;title&quot;:&quot;Using Medical Text Extraction, Reasoning and Mapping System (MTERMS) to process medication information in outpatient clinical notes&quot;,&quot;container-title&quot;:&quot;AMIA Annual Symposium Proceedings&quot;,&quot;publisher&quot;:&quot;American Medical Informatics Association&quot;,&quot;page&quot;:&quot;1639&quot;,&quot;volume&quot;:&quot;2011&quot;,&quot;source&quot;:&quot;Google Scholar&quot;,&quot;author&quot;:[{&quot;family&quot;:&quot;Zhou&quot;,&quot;given&quot;:&quot;Li&quot;},{&quot;family&quot;:&quot;Plasek&quot;,&quot;given&quot;:&quot;Joseph M.&quot;},{&quot;family&quot;:&quot;Mahoney&quot;,&quot;given&quot;:&quot;Lisa M.&quot;},{&quot;family&quot;:&quot;Karipineni&quot;,&quot;given&quot;:&quot;Neelima&quot;},{&quot;family&quot;:&quot;Chang&quot;,&quot;given&quot;:&quot;Frank&quot;},{&quot;family&quot;:&quot;Yan&quot;,&quot;given&quot;:&quot;Xuemin&quot;},{&quot;family&quot;:&quot;Chang&quot;,&quot;given&quot;:&quot;Fenny&quot;},{&quot;family&quot;:&quot;Dimaggio&quot;,&quot;given&quot;:&quot;Dana&quot;},{&quot;family&quot;:&quot;Goldman&quot;,&quot;given&quot;:&quot;Debora S.&quot;},{&quot;family&quot;:&quot;Rocha&quot;,&quot;given&quot;:&quot;Roberto A.&quot;}],&quot;issued&quot;:{&quot;date-parts&quot;:[[&quot;2011&quot;]]}},&quot;locator&quot;:&quot;1&quot;,&quot;label&quot;:&quot;figure&quot;}],&quot;schema&quot;:&quot;https://github.com/citation-style-language/schema/raw/master/csl-citation.json&quot;} RNDV8zeyXurg8"/><text:span text:style-name="T59"> <text:s/></text:span><text:span text:style-name="T49">NegEx/ConText</text:span><text:span text:style-name="T59"> </text:span><text:span text:style-name="T60">for example is a tool that “</text:span><text:span text:style-name="T60">filters out sentences containing phrases that falsely appear to be negation phrases” </text:span><text:reference-mark-start text:name="ZOTERO_ITEM CSL_CITATION {&quot;citationID&quot;:&quot;3uxFldPa&quot;,&quot;properties&quot;:{&quot;formattedCitation&quot;:&quot;(Chapman et al. 2001)&quot;,&quot;plainCitation&quot;:&quot;(Chapman et al. 2001)&quot;},&quot;citationItems&quot;:[{&quot;id&quot;:21,&quot;uris&quot;:[&quot;http://zotero.org/users/local/bwrosKer/items/NGTMKFEG&quot;],&quot;uri&quot;:[&quot;http://zotero.org/users/local/bwrosKer/items/NGTMKFEG&quot;],&quot;itemData&quot;:{&quot;id&quot;:21,&quot;type&quot;:&quot;article-journal&quot;,&quot;title&quot;:&quot;A simple algorithm for identifying negated findings and diseases in discharge summaries&quot;,&quot;container-title&quot;:&quot;Journal of Biomedical Informatics&quot;,&quot;page&quot;:&quot;301-310&quot;,&quot;volume&quot;:&quot;34&quot;,&quot;issue&quot;:&quot;5&quot;,&quot;source&quot;:&quot;PubMed&quot;,&quot;abstract&quot;:&quot;Narrative reports in medical records contain a wealth of information that may augment structured data for managing patient information and predicting trends in diseases. Pertinent negatives are evident in text but are not usually indexed in structured databases. The objective of the study reported here was to test a simple algorithm for determining whether a finding or disease mentioned within narrative medical reports is present or absent. We developed a simple regular expression algorithm called NegEx that implements several phrases indicating negation, filters out sentences containing phrases that falsely appear to be negation phrases, and limits the scope of the negation phrases. We compared NegEx against a baseline algorithm that has a limited set of negation phrases and a simpler notion of scope. In a test of 1235 findings and diseases in 1000 sentences taken from discharge summaries indexed by physicians, NegEx had a specificity of 94.5% (versus 85.3% for the baseline), a positive predictive value of 84.5% (versus 68.4% for the baseline) while maintaining a reasonable sensitivity of 77.8% (versus 88.3% for the baseline). We conclude that with little implementation effort a simple regular expression algorithm for determining whether a finding or disease is absent can identify a large portion of the pertinent negatives from discharge summaries.&quot;,&quot;DOI&quot;:&quot;10.1006/jbin.2001.1029&quot;,&quot;ISSN&quot;:&quot;1532-0464&quot;,&quot;note&quot;:&quot;PMID: 12123149&quot;,&quot;journalAbbreviation&quot;:&quot;J Biomed Inform&quot;,&quot;language&quot;:&quot;eng&quot;,&quot;author&quot;:[{&quot;family&quot;:&quot;Chapman&quot;,&quot;given&quot;:&quot;W. W.&quot;},{&quot;family&quot;:&quot;Bridewell&quot;,&quot;given&quot;:&quot;W.&quot;},{&quot;family&quot;:&quot;Hanbury&quot;,&quot;given&quot;:&quot;P.&quot;},{&quot;family&quot;:&quot;Cooper&quot;,&quot;given&quot;:&quot;G. F.&quot;},{&quot;family&quot;:&quot;Buchanan&quot;,&quot;given&quot;:&quot;B. G.&quot;}],&quot;issued&quot;:{&quot;date-parts&quot;:[[&quot;2001&quot;,10]]}}}],&quot;schema&quot;:&quot;https://github.com/citation-style-language/schema/raw/master/csl-citation.json&quot;} RNDIuppMkn2wl"/><text:span text:style-name="T60">(Chapman et al. 2001)</text:span><text:reference-mark-end text:name="ZOTERO_ITEM CSL_CITATION {&quot;citationID&quot;:&quot;3uxFldPa&quot;,&quot;properties&quot;:{&quot;formattedCitation&quot;:&quot;(Chapman et al. 2001)&quot;,&quot;plainCitation&quot;:&quot;(Chapman et al. 2001)&quot;},&quot;citationItems&quot;:[{&quot;id&quot;:21,&quot;uris&quot;:[&quot;http://zotero.org/users/local/bwrosKer/items/NGTMKFEG&quot;],&quot;uri&quot;:[&quot;http://zotero.org/users/local/bwrosKer/items/NGTMKFEG&quot;],&quot;itemData&quot;:{&quot;id&quot;:21,&quot;type&quot;:&quot;article-journal&quot;,&quot;title&quot;:&quot;A simple algorithm for identifying negated findings and diseases in discharge summaries&quot;,&quot;container-title&quot;:&quot;Journal of Biomedical Informatics&quot;,&quot;page&quot;:&quot;301-310&quot;,&quot;volume&quot;:&quot;34&quot;,&quot;issue&quot;:&quot;5&quot;,&quot;source&quot;:&quot;PubMed&quot;,&quot;abstract&quot;:&quot;Narrative reports in medical records contain a wealth of information that may augment structured data for managing patient information and predicting trends in diseases. Pertinent negatives are evident in text but are not usually indexed in structured databases. The objective of the study reported here was to test a simple algorithm for determining whether a finding or disease mentioned within narrative medical reports is present or absent. We developed a simple regular expression algorithm called NegEx that implements several phrases indicating negation, filters out sentences containing phrases that falsely appear to be negation phrases, and limits the scope of the negation phrases. We compared NegEx against a baseline algorithm that has a limited set of negation phrases and a simpler notion of scope. In a test of 1235 findings and diseases in 1000 sentences taken from discharge summaries indexed by physicians, NegEx had a specificity of 94.5% (versus 85.3% for the baseline), a positive predictive value of 84.5% (versus 68.4% for the baseline) while maintaining a reasonable sensitivity of 77.8% (versus 88.3% for the baseline). We conclude that with little implementation effort a simple regular expression algorithm for determining whether a finding or disease is absent can identify a large portion of the pertinent negatives from discharge summaries.&quot;,&quot;DOI&quot;:&quot;10.1006/jbin.2001.1029&quot;,&quot;ISSN&quot;:&quot;1532-0464&quot;,&quot;note&quot;:&quot;PMID: 12123149&quot;,&quot;journalAbbreviation&quot;:&quot;J Biomed Inform&quot;,&quot;language&quot;:&quot;eng&quot;,&quot;author&quot;:[{&quot;family&quot;:&quot;Chapman&quot;,&quot;given&quot;:&quot;W. W.&quot;},{&quot;family&quot;:&quot;Bridewell&quot;,&quot;given&quot;:&quot;W.&quot;},{&quot;family&quot;:&quot;Hanbury&quot;,&quot;given&quot;:&quot;P.&quot;},{&quot;family&quot;:&quot;Cooper&quot;,&quot;given&quot;:&quot;G. F.&quot;},{&quot;family&quot;:&quot;Buchanan&quot;,&quot;given&quot;:&quot;B. G.&quot;}],&quot;issued&quot;:{&quot;date-parts&quot;:[[&quot;2001&quot;,10]]}}}],&quot;schema&quot;:&quot;https://github.com/citation-style-language/schema/raw/master/csl-citation.json&quot;} RNDIuppMkn2wl"/><text:span text:style-name="T60"> from discharge summaries. MedLEE on the other hand is a program </text:span><text:span text:style-name="T63">that is </text:span><text:span text:style-name="T64">still</text:span><text:span text:style-name="T63"> in use at the Columbia Presbyterian Medical Center </text:span><text:reference-mark-start text:name="ZOTERO_ITEM CSL_CITATION {&quot;citationID&quot;:&quot;Lg5ozm6k&quot;,&quot;properties&quot;:{&quot;formattedCitation&quot;:&quot;(Friedmann et al. 1996)&quot;,&quot;plainCitation&quot;:&quot;(Friedmann et al. 1996)&quot;},&quot;citationItems&quot;:[{&quot;id&quot;:25,&quot;uris&quot;:[&quot;http://zotero.org/users/local/bwrosKer/items/GKPS8U2F&quot;],&quot;uri&quot;:[&quot;http://zotero.org/users/local/bwrosKer/items/GKPS8U2F&quot;],&quot;itemData&quot;:{&quot;id&quot;:25,&quot;type&quot;:&quot;article&quot;,&quot;title&quot;:&quot;A WEB-Based Version of MedLEE: A Medical Language Extraction and Encoding System&quot;,&quot;author&quot;:[{&quot;family&quot;:&quot;Friedmann&quot;,&quot;given&quot;:&quot;Carol&quot;},{&quot;family&quot;:&quot;Shagina&quot;,&quot;given&quot;:&quot;Lyudmila&quot;},{&quot;family&quot;:&quot;Socratous&quot;,&quot;given&quot;:&quot;Socrates A.&quot;},{&quot;family&quot;:&quot;Zeng&quot;,&quot;given&quot;:&quot;Xiao&quot;}],&quot;issued&quot;:{&quot;date-parts&quot;:[[&quot;1996&quot;]]}}}],&quot;schema&quot;:&quot;https://github.com/citation-style-language/schema/raw/master/csl-citation.json&quot;} RND97wUl079GC"/><text:span text:style-name="T63">(Friedmann et al. 1996)</text:span><text:reference-mark-end text:name="ZOTERO_ITEM CSL_CITATION {&quot;citationID&quot;:&quot;Lg5ozm6k&quot;,&quot;properties&quot;:{&quot;formattedCitation&quot;:&quot;(Friedmann et al. 1996)&quot;,&quot;plainCitation&quot;:&quot;(Friedmann et al. 1996)&quot;},&quot;citationItems&quot;:[{&quot;id&quot;:25,&quot;uris&quot;:[&quot;http://zotero.org/users/local/bwrosKer/items/GKPS8U2F&quot;],&quot;uri&quot;:[&quot;http://zotero.org/users/local/bwrosKer/items/GKPS8U2F&quot;],&quot;itemData&quot;:{&quot;id&quot;:25,&quot;type&quot;:&quot;article&quot;,&quot;title&quot;:&quot;A WEB-Based Version of MedLEE: A Medical Language Extraction and Encoding System&quot;,&quot;author&quot;:[{&quot;family&quot;:&quot;Friedmann&quot;,&quot;given&quot;:&quot;Carol&quot;},{&quot;family&quot;:&quot;Shagina&quot;,&quot;given&quot;:&quot;Lyudmila&quot;},{&quot;family&quot;:&quot;Socratous&quot;,&quot;given&quot;:&quot;Socrates A.&quot;},{&quot;family&quot;:&quot;Zeng&quot;,&quot;given&quot;:&quot;Xiao&quot;}],&quot;issued&quot;:{&quot;date-parts&quot;:[[&quot;1996&quot;]]}}}],&quot;schema&quot;:&quot;https://github.com/citation-style-language/schema/raw/master/csl-citation.json&quot;} RND97wUl079GC"/><text:span text:style-name="T63">. </text:span><text:span text:style-name="T64">In</text:span><text:span text:style-name="T67">i</text:span><text:span text:style-name="T64">tially being created for processing radiology reports</text:span><text:span text:style-name="T63"> </text:span><text:span text:style-name="T64">it was later extended to also handle </text:span><text:span text:style-name="T73">mammography and discharge summaries </text:span><text:reference-mark-start text:name="ZOTERO_ITEM CSL_CITATION {&quot;citationID&quot;:&quot;KiU0GoFv&quot;,&quot;properties&quot;:{&quot;formattedCitation&quot;:&quot;(Friedman 2000)&quot;,&quot;plainCitation&quot;:&quot;(Friedman 2000)&quot;},&quot;citationItems&quot;:[{&quot;id&quot;:27,&quot;uris&quot;:[&quot;http://zotero.org/users/local/bwrosKer/items/62642IUG&quot;],&quot;uri&quot;:[&quot;http://zotero.org/users/local/bwrosKer/items/62642IUG&quot;],&quot;itemData&quot;:{&quot;id&quot;:27,&quot;type&quot;:&quot;paper-conference&quot;,&quot;title&quot;:&quot;A broad-coverage natural language processing system.&quot;,&quot;container-title&quot;:&quot;Proceedings of the AMIA Symposium&quot;,&quot;publisher&quot;:&quot;American Medical Informatics Association&quot;,&quot;page&quot;:&quot;270&quot;,&quot;source&quot;:&quot;Google Scholar&quot;,&quot;author&quot;:[{&quot;family&quot;:&quot;Friedman&quot;,&quot;given&quot;:&quot;Carol&quot;}],&quot;issued&quot;:{&quot;date-parts&quot;:[[&quot;2000&quot;]]}}}],&quot;schema&quot;:&quot;https://github.com/citation-style-language/schema/raw/master/csl-citation.json&quot;} RNDAsL8ARrJxo"/><text:span text:style-name="T73">(Friedman 2000)</text:span><text:reference-mark-end text:name="ZOTERO_ITEM CSL_CITATION {&quot;citationID&quot;:&quot;KiU0GoFv&quot;,&quot;properties&quot;:{&quot;formattedCitation&quot;:&quot;(Friedman 2000)&quot;,&quot;plainCitation&quot;:&quot;(Friedman 2000)&quot;},&quot;citationItems&quot;:[{&quot;id&quot;:27,&quot;uris&quot;:[&quot;http://zotero.org/users/local/bwrosKer/items/62642IUG&quot;],&quot;uri&quot;:[&quot;http://zotero.org/users/local/bwrosKer/items/62642IUG&quot;],&quot;itemData&quot;:{&quot;id&quot;:27,&quot;type&quot;:&quot;paper-conference&quot;,&quot;title&quot;:&quot;A broad-coverage natural language processing system.&quot;,&quot;container-title&quot;:&quot;Proceedings of the AMIA Symposium&quot;,&quot;publisher&quot;:&quot;American Medical Informatics Association&quot;,&quot;page&quot;:&quot;270&quot;,&quot;source&quot;:&quot;Google Scholar&quot;,&quot;author&quot;:[{&quot;family&quot;:&quot;Friedman&quot;,&quot;given&quot;:&quot;Carol&quot;}],&quot;issued&quot;:{&quot;date-parts&quot;:[[&quot;2000&quot;]]}}}],&quot;schema&quot;:&quot;https://github.com/citation-style-language/schema/raw/master/csl-citation.json&quot;} RNDAsL8ARrJxo"/><text:span text:style-name="T65">,</text:span><text:span text:style-name="T66">while OpenDMAP can extract information about protein transport and interaction </text:span><text:reference-mark-start text:name="ZOTERO_ITEM CSL_CITATION {&quot;citationID&quot;:&quot;k1uZ3vP2&quot;,&quot;properties&quot;:{&quot;formattedCitation&quot;:&quot;(Hunter et al. 2008)&quot;,&quot;plainCitation&quot;:&quot;(Hunter et al. 2008)&quot;},&quot;citationItems&quot;:[{&quot;id&quot;:28,&quot;uris&quot;:[&quot;http://zotero.org/users/local/bwrosKer/items/V5ESBCHR&quot;],&quot;uri&quot;:[&quot;http://zotero.org/users/local/bwrosKer/items/V5ESBCHR&quot;],&quot;itemData&quot;:{&quot;id&quot;:28,&quot;type&quot;:&quot;article-journal&quot;,&quot;title&quot;:&quot;OpenDMAP: an open source, ontology-driven concept analysis engine, with applications to capturing knowledge regarding protein transport, protein interactions and cell-type-specific gene expression&quot;,&quot;container-title&quot;:&quot;BMC bioinformatics&quot;,&quot;page&quot;:&quot;78&quot;,&quot;volume&quot;:&quot;9&quot;,&quot;source&quot;:&quot;PubMed&quot;,&quot;abstract&quot;:&quot;BACKGROUND: Information extraction (IE) efforts are widely acknowledged to be important in harnessing the rapid advance of biomedical knowledge, particularly in areas where important factual information is published in a diverse literature. Here we report on the design, implementation and several evaluations of OpenDMAP, an ontology-driven, integrated concept analysis system. It significantly advances the state of the art in information extraction by leveraging knowledge in ontological resources, integrating diverse text processing applications, and using an expanded pattern language that allows the mixing of syntactic and semantic elements and variable ordering.\nRESULTS: OpenDMAP information extraction systems were produced for extracting protein transport assertions (transport), protein-protein interaction assertions (interaction) and assertions that a gene is expressed in a cell type (expression). Evaluations were performed on each system, resulting in F-scores ranging from .26-.72 (precision .39-.85, recall .16-.85). Additionally, each of these systems was run over all abstracts in MEDLINE, producing a total of 72,460 transport instances, 265,795 interaction instances and 176,153 expression instances.\nCONCLUSION: OpenDMAP advances the performance standards for extracting protein-protein interaction predications from the full texts of biomedical research articles. Furthermore, this level of performance appears to generalize to other information extraction tasks, including extracting information about predicates of more than two arguments. The output of the information extraction system is always constructed from elements of an ontology, ensuring that the knowledge representation is grounded with respect to a carefully constructed model of reality. The results of these efforts can be used to increase the efficiency of manual curation efforts and to provide additional features in systems that integrate multiple sources for information extraction. The open source OpenDMAP code library is freely available at http://bionlp.sourceforge.net/&quot;,&quot;DOI&quot;:&quot;10.1186/1471-2105-9-78&quot;,&quot;ISSN&quot;:&quot;1471-2105&quot;,&quot;note&quot;:&quot;PMID: 18237434\nPMCID: PMC2275248&quot;,&quot;shortTitle&quot;:&quot;OpenDMAP&quot;,&quot;journalAbbreviation&quot;:&quot;BMC Bioinformatics&quot;,&quot;language&quot;:&quot;eng&quot;,&quot;author&quot;:[{&quot;family&quot;:&quot;Hunter&quot;,&quot;given&quot;:&quot;Lawrence&quot;},{&quot;family&quot;:&quot;Lu&quot;,&quot;given&quot;:&quot;Zhiyong&quot;},{&quot;family&quot;:&quot;Firby&quot;,&quot;given&quot;:&quot;James&quot;},{&quot;family&quot;:&quot;Baumgartner&quot;,&quot;given&quot;:&quot;William A.&quot;},{&quot;family&quot;:&quot;Johnson&quot;,&quot;given&quot;:&quot;Helen L.&quot;},{&quot;family&quot;:&quot;Ogren&quot;,&quot;given&quot;:&quot;Philip V.&quot;},{&quot;family&quot;:&quot;Cohen&quot;,&quot;given&quot;:&quot;K. Bretonnel&quot;}],&quot;issued&quot;:{&quot;date-parts&quot;:[[&quot;2008&quot;,1,31]]}}}],&quot;schema&quot;:&quot;https://github.com/citation-style-language/schema/raw/master/csl-citation.json&quot;} RND6645krJwxV"/><text:span text:style-name="T73">(Hunter et al. 2008). </text:span><text:reference-mark-end text:name="ZOTERO_ITEM CSL_CITATION {&quot;citationID&quot;:&quot;k1uZ3vP2&quot;,&quot;properties&quot;:{&quot;formattedCitation&quot;:&quot;(Hunter et al. 2008)&quot;,&quot;plainCitation&quot;:&quot;(Hunter et al. 2008)&quot;},&quot;citationItems&quot;:[{&quot;id&quot;:28,&quot;uris&quot;:[&quot;http://zotero.org/users/local/bwrosKer/items/V5ESBCHR&quot;],&quot;uri&quot;:[&quot;http://zotero.org/users/local/bwrosKer/items/V5ESBCHR&quot;],&quot;itemData&quot;:{&quot;id&quot;:28,&quot;type&quot;:&quot;article-journal&quot;,&quot;title&quot;:&quot;OpenDMAP: an open source, ontology-driven concept analysis engine, with applications to capturing knowledge regarding protein transport, protein interactions and cell-type-specific gene expression&quot;,&quot;container-title&quot;:&quot;BMC bioinformatics&quot;,&quot;page&quot;:&quot;78&quot;,&quot;volume&quot;:&quot;9&quot;,&quot;source&quot;:&quot;PubMed&quot;,&quot;abstract&quot;:&quot;BACKGROUND: Information extraction (IE) efforts are widely acknowledged to be important in harnessing the rapid advance of biomedical knowledge, particularly in areas where important factual information is published in a diverse literature. Here we report on the design, implementation and several evaluations of OpenDMAP, an ontology-driven, integrated concept analysis system. It significantly advances the state of the art in information extraction by leveraging knowledge in ontological resources, integrating diverse text processing applications, and using an expanded pattern language that allows the mixing of syntactic and semantic elements and variable ordering.\nRESULTS: OpenDMAP information extraction systems were produced for extracting protein transport assertions (transport), protein-protein interaction assertions (interaction) and assertions that a gene is expressed in a cell type (expression). Evaluations were performed on each system, resulting in F-scores ranging from .26-.72 (precision .39-.85, recall .16-.85). Additionally, each of these systems was run over all abstracts in MEDLINE, producing a total of 72,460 transport instances, 265,795 interaction instances and 176,153 expression instances.\nCONCLUSION: OpenDMAP advances the performance standards for extracting protein-protein interaction predications from the full texts of biomedical research articles. Furthermore, this level of performance appears to generalize to other information extraction tasks, including extracting information about predicates of more than two arguments. The output of the information extraction system is always constructed from elements of an ontology, ensuring that the knowledge representation is grounded with respect to a carefully constructed model of reality. The results of these efforts can be used to increase the efficiency of manual curation efforts and to provide additional features in systems that integrate multiple sources for information extraction. The open source OpenDMAP code library is freely available at http://bionlp.sourceforge.net/&quot;,&quot;DOI&quot;:&quot;10.1186/1471-2105-9-78&quot;,&quot;ISSN&quot;:&quot;1471-2105&quot;,&quot;note&quot;:&quot;PMID: 18237434\nPMCID: PMC2275248&quot;,&quot;shortTitle&quot;:&quot;OpenDMAP&quot;,&quot;journalAbbreviation&quot;:&quot;BMC Bioinformatics&quot;,&quot;language&quot;:&quot;eng&quot;,&quot;author&quot;:[{&quot;family&quot;:&quot;Hunter&quot;,&quot;given&quot;:&quot;Lawrence&quot;},{&quot;family&quot;:&quot;Lu&quot;,&quot;given&quot;:&quot;Zhiyong&quot;},{&quot;family&quot;:&quot;Firby&quot;,&quot;given&quot;:&quot;James&quot;},{&quot;family&quot;:&quot;Baumgartner&quot;,&quot;given&quot;:&quot;William A.&quot;},{&quot;family&quot;:&quot;Johnson&quot;,&quot;given&quot;:&quot;Helen L.&quot;},{&quot;family&quot;:&quot;Ogren&quot;,&quot;given&quot;:&quot;Philip V.&quot;},{&quot;family&quot;:&quot;Cohen&quot;,&quot;given&quot;:&quot;K. Bretonnel&quot;}],&quot;issued&quot;:{&quot;date-parts&quot;:[[&quot;2008&quot;,1,31]]}}}],&quot;schema&quot;:&quot;https://github.com/citation-style-language/schema/raw/master/csl-citation.json&quot;} RND6645krJwxV"/></text:p>
      <text:p text:style-name="P41"><text:span text:style-name="T68">Bef</text:span><text:span text:style-name="T69">ore the exploring of connections between the different entities takes place, they have to be discovered and preferably mapped to a lexicon to allow comparability. For general reproducibility of health related problems the International Classification of Diseases (ICD) was developed. But to capture all the other terms related to the field, merge smaller vocabularies and allow for interoperability between systems </text:span><text:span text:style-name="T70">the </text:span><text:span text:style-name="T78">Unified Medical Language System (UMLS) </text:span><text:span text:style-name="T79">is of much bigger importance. It is provided by the National Library of Medicine in the US and</text:span><text:span text:style-name="T78"> “the most comprehensive resource, unifying over 100 dictionaries, terminologies, and ontologies in its Metathesaurus” </text:span><text:reference-mark-start text:name="ZOTERO_ITEM CSL_CITATION {&quot;citationID&quot;:&quot;qjiqI0UY&quot;,&quot;properties&quot;:{&quot;formattedCitation&quot;:&quot;(Simpson and Demner-Fushman 2012)&quot;,&quot;plainCitation&quot;:&quot;(Simpson and Demner-Fushman 2012)&quot;},&quot;citationItems&quot;:[{&quot;id&quot;:12,&quot;uris&quot;:[&quot;http://zotero.org/users/local/bwrosKer/items/BZEUMHSA&quot;],&quot;uri&quot;:[&quot;http://zotero.org/users/local/bwrosKer/items/BZEUMHSA&quot;],&quot;itemData&quot;:{&quot;id&quot;:12,&quot;type&quot;:&quot;chapter&quot;,&quot;title&quot;:&quot;Biomedical Text Mining: A Survey of Recent Progress&quot;,&quot;container-title&quot;:&quot;Mining Text Data&quot;,&quot;publisher&quot;:&quot;Springer US&quot;,&quot;publisher-place&quot;:&quot;Boston, MA&quot;,&quot;page&quot;:&quot;465-517&quot;,&quot;source&quot;:&quot;Crossref&quot;,&quot;event-place&quot;:&quot;Boston, MA&quot;,&quot;URL&quot;:&quot;http://link.springer.com/10.1007/978-1-4614-3223-4_14&quot;,&quot;ISBN&quot;:&quot;978-1-4614-3222-7&quot;,&quot;note&quot;:&quot;DOI: 10.1007/978-1-4614-3223-4_14&quot;,&quot;shortTitle&quot;:&quot;Biomedical Text Mining&quot;,&quot;language&quot;:&quot;en&quot;,&quot;editor&quot;:[{&quot;family&quot;:&quot;Aggarwal&quot;,&quot;given&quot;:&quot;Charu C.&quot;},{&quot;family&quot;:&quot;Zhai&quot;,&quot;given&quot;:&quot;ChengXiang&quot;}],&quot;author&quot;:[{&quot;family&quot;:&quot;Simpson&quot;,&quot;given&quot;:&quot;Matthew S.&quot;},{&quot;family&quot;:&quot;Demner-Fushman&quot;,&quot;given&quot;:&quot;Dina&quot;}],&quot;issued&quot;:{&quot;date-parts&quot;:[[&quot;2012&quot;]]},&quot;accessed&quot;:{&quot;date-parts&quot;:[[&quot;2018&quot;,8,31]]}}}],&quot;schema&quot;:&quot;https://github.com/citation-style-language/schema/raw/master/csl-citation.json&quot;} RNDJru13U2jmU"/>(Simpson and Demner-Fushman 2012).<text:reference-mark-end text:name="ZOTERO_ITEM CSL_CITATION {&quot;citationID&quot;:&quot;qjiqI0UY&quot;,&quot;properties&quot;:{&quot;formattedCitation&quot;:&quot;(Simpson and Demner-Fushman 2012)&quot;,&quot;plainCitation&quot;:&quot;(Simpson and Demner-Fushman 2012)&quot;},&quot;citationItems&quot;:[{&quot;id&quot;:12,&quot;uris&quot;:[&quot;http://zotero.org/users/local/bwrosKer/items/BZEUMHSA&quot;],&quot;uri&quot;:[&quot;http://zotero.org/users/local/bwrosKer/items/BZEUMHSA&quot;],&quot;itemData&quot;:{&quot;id&quot;:12,&quot;type&quot;:&quot;chapter&quot;,&quot;title&quot;:&quot;Biomedical Text Mining: A Survey of Recent Progress&quot;,&quot;container-title&quot;:&quot;Mining Text Data&quot;,&quot;publisher&quot;:&quot;Springer US&quot;,&quot;publisher-place&quot;:&quot;Boston, MA&quot;,&quot;page&quot;:&quot;465-517&quot;,&quot;source&quot;:&quot;Crossref&quot;,&quot;event-place&quot;:&quot;Boston, MA&quot;,&quot;URL&quot;:&quot;http://link.springer.com/10.1007/978-1-4614-3223-4_14&quot;,&quot;ISBN&quot;:&quot;978-1-4614-3222-7&quot;,&quot;note&quot;:&quot;DOI: 10.1007/978-1-4614-3223-4_14&quot;,&quot;shortTitle&quot;:&quot;Biomedical Text Mining&quot;,&quot;language&quot;:&quot;en&quot;,&quot;editor&quot;:[{&quot;family&quot;:&quot;Aggarwal&quot;,&quot;given&quot;:&quot;Charu C.&quot;},{&quot;family&quot;:&quot;Zhai&quot;,&quot;given&quot;:&quot;ChengXiang&quot;}],&quot;author&quot;:[{&quot;family&quot;:&quot;Simpson&quot;,&quot;given&quot;:&quot;Matthew S.&quot;},{&quot;family&quot;:&quot;Demner-Fushman&quot;,&quot;given&quot;:&quot;Dina&quot;}],&quot;issued&quot;:{&quot;date-parts&quot;:[[&quot;2012&quot;]]},&quot;accessed&quot;:{&quot;date-parts&quot;:[[&quot;2018&quot;,8,31]]}}}],&quot;schema&quot;:&quot;https://github.com/citation-style-language/schema/raw/master/csl-citation.json&quot;} RNDJru13U2jmU"/><text:span text:style-name="T71"> <text:s text:c="2"/></text:span></text:p>
      <text:h text:style-name="P35" text:outline-level="2"><text:bookmark-start text:name="__RefHeading___Toc147_2247578716"/><text:soft-page-break/>2.2 Field-specific challenges<text:bookmark-end text:name="__RefHeading___Toc147_2247578716"/></text:h>
      <text:p text:style-name="P42"/>
      <text:p text:style-name="P42">Anonymity for data research</text:p>
      <text:p text:style-name="P49"/>
      <text:p text:style-name="P50">Only simple spelling support for medical terms</text:p>
      <text:p text:style-name="P50">laboratory values or vital signs; filled in with periods</text:p>
      <text:p text:style-name="P50">pre-formatted, highly idiosyncratic, and institution-specific with fields to be filled in by the user</text:p>
      <text:p text:style-name="P38"><text:bookmark text:name="docs-internal-guid-09ac3fc0-7fff-7b5d-ff62-1781ee6c730a"/>rich dictionary inclusion vs. computational cost</text:p>
      <text:p text:style-name="P43"/>
      <text:p text:style-name="P44">temporal &amp; reason relation discovery</text:p>
      <text:p text:style-name="P43"/>
      <text:p text:style-name="P47">Word ambiguity/homonomy</text:p>
      <text:p text:style-name="P47"><text:bookmark text:name="docs-internal-guid-b63b0a31-7fff-ba76-ed07-42a011b5b3dc"/>ungrammatical </text:p>
      <text:p text:style-name="P48">composed of short, telegraphic phrases</text:p>
      <text:p text:style-name="P48">Writing purpose: communication vs. documentation </text:p>
      <text:p text:style-name="P48">shorthand (abbreviations, acronyms,...)</text:p>
      <text:p text:style-name="P48">homonymy</text:p>
      <text:p text:style-name="P48">misspellings </text:p>
      <text:p text:style-name="P45">embedded non-text strings </text:p>
      <text:p text:style-name="P48">Explicit templates</text:p>
      <text:list xml:id="list1257037703" text:style-name="L2">
        <text:list-header>
          <text:p text:style-name="P46"/>
        </text:list-header>
      </text:list>
      <text:h text:style-name="P34" text:outline-level="2"><text:bookmark-start text:name="__RefHeading___Toc149_2247578716"/>2.3 Shared Tasks<text:bookmark-end text:name="__RefHeading___Toc149_2247578716"/></text:h>
      <text:p text:style-name="P23"><text:span text:style-name="T18">To find solutions to all of these problems a certain form of community challenge has established itself, especially in the field of Natural Language Processing. These so called ‘shared tasks’ are initiatives of </text:span><text:span text:style-name="T19">the community supported by </text:span><text:span text:style-name="T18">universities or similar </text:span><text:span text:style-name="T19">related or interested </text:span><text:span text:style-name="T18">sponsors. </text:span><text:span text:style-name="T20">The organizers</text:span><text:span text:style-name="T18"> collaborate on setting a certain task, </text:span><text:span text:style-name="T20">usually</text:span><text:span text:style-name="T18"> available to any party interested, and then continue on releasing sample, training, test and finally evaluation data as well as collect papers from the participants. Most of the time a workshop </text:span><text:span text:style-name="T16">is organized at the end </text:span><text:span text:style-name="T18">to portray </text:span><text:span text:style-name="T16">and discuss </text:span><text:span text:style-name="T18">the results. </text:span><text:span text:style-name="T17">For maximum efficiency </text:span><text:soft-page-break/><text:span text:style-name="T17">these are ideally coupled with international conferences on the same or greater </text:span><text:span text:style-name="T48">topic </text:span><text:reference-mark-start text:name="ZOTERO_ITEM CSL_CITATION {&quot;citationID&quot;:&quot;2wCQRWgf&quot;,&quot;properties&quot;:{&quot;formattedCitation&quot;:&quot;(Biemann et al. 2013)&quot;,&quot;plainCitation&quot;:&quot;(Biemann et al. 2013)&quot;},&quot;citationItems&quot;:[{&quot;id&quot;:7,&quot;uris&quot;:[&quot;http://zotero.org/users/local/bwrosKer/items/X5BUM8NR&quot;],&quot;uri&quot;:[&quot;http://zotero.org/users/local/bwrosKer/items/X5BUM8NR&quot;],&quot;itemData&quot;:{&quot;id&quot;:7,&quot;type&quot;:&quot;article&quot;,&quot;title&quot;:&quot;Leitfaden für die Konzeption und Durchführung von shared tasks für deutschsprachige Daten&quot;,&quot;URL&quot;:&quot;http://www.computerlinguistik.org/LeitfadenSharedTasks161213-1.txt&quot;,&quot;shortTitle&quot;:&quot;Leitfaden für shared tasks&quot;,&quot;language&quot;:&quot;deutsch&quot;,&quot;author&quot;:[{&quot;family&quot;:&quot;Biemann&quot;,&quot;given&quot;:&quot;Chris&quot;},{&quot;family&quot;:&quot;Dipper&quot;,&quot;given&quot;:&quot;Stefanie&quot;},{&quot;family&quot;:&quot;Frank&quot;,&quot;given&quot;:&quot;Anette&quot;},{&quot;family&quot;:&quot;Stede&quot;,&quot;given&quot;:&quot;Manfred&quot;},{&quot;family&quot;:&quot;Zesch&quot;,&quot;given&quot;:&quot;Torsten&quot;}],&quot;issued&quot;:{&quot;date-parts&quot;:[[&quot;2013&quot;,11,26]]}}}],&quot;schema&quot;:&quot;https://github.com/citation-style-language/schema/raw/master/csl-citation.json&quot;} RNDc5Hv2RFI6j"/><text:span text:style-name="T48">(Biemann et al. 2013)</text:span><text:reference-mark-end text:name="ZOTERO_ITEM CSL_CITATION {&quot;citationID&quot;:&quot;2wCQRWgf&quot;,&quot;properties&quot;:{&quot;formattedCitation&quot;:&quot;(Biemann et al. 2013)&quot;,&quot;plainCitation&quot;:&quot;(Biemann et al. 2013)&quot;},&quot;citationItems&quot;:[{&quot;id&quot;:7,&quot;uris&quot;:[&quot;http://zotero.org/users/local/bwrosKer/items/X5BUM8NR&quot;],&quot;uri&quot;:[&quot;http://zotero.org/users/local/bwrosKer/items/X5BUM8NR&quot;],&quot;itemData&quot;:{&quot;id&quot;:7,&quot;type&quot;:&quot;article&quot;,&quot;title&quot;:&quot;Leitfaden für die Konzeption und Durchführung von shared tasks für deutschsprachige Daten&quot;,&quot;URL&quot;:&quot;http://www.computerlinguistik.org/LeitfadenSharedTasks161213-1.txt&quot;,&quot;shortTitle&quot;:&quot;Leitfaden für shared tasks&quot;,&quot;language&quot;:&quot;deutsch&quot;,&quot;author&quot;:[{&quot;family&quot;:&quot;Biemann&quot;,&quot;given&quot;:&quot;Chris&quot;},{&quot;family&quot;:&quot;Dipper&quot;,&quot;given&quot;:&quot;Stefanie&quot;},{&quot;family&quot;:&quot;Frank&quot;,&quot;given&quot;:&quot;Anette&quot;},{&quot;family&quot;:&quot;Stede&quot;,&quot;given&quot;:&quot;Manfred&quot;},{&quot;family&quot;:&quot;Zesch&quot;,&quot;given&quot;:&quot;Torsten&quot;}],&quot;issued&quot;:{&quot;date-parts&quot;:[[&quot;2013&quot;,11,26]]}}}],&quot;schema&quot;:&quot;https://github.com/citation-style-language/schema/raw/master/csl-citation.json&quot;} RNDc5Hv2RFI6j"/><text:span text:style-name="T48">. </text:span></text:p>
      <text:p text:style-name="P25"><text:span text:style-name="T17">L</text:span><text:span text:style-name="T21">ooking back on the last </text:span><text:span text:style-name="T31">ten</text:span><text:span text:style-name="T21"> years it can be said, that the competition has not only helped to develop the approaches to the tasks at hand, but also improved </text:span><text:span text:style-name="T22">on</text:span><text:span text:style-name="T21"> handling the difficulties in the preparation process.</text:span></text:p>
      <text:p text:style-name="P23"><text:span text:style-name="T49"><text:tab/>“Because task data preparation and its sharing is critical for challenge <text:tab/>evaluations, it has resulted in advancements in many related issues, <text:tab/>such as annotation guideline standardization, </text:span><text:span text:style-name="T50">alternatives to expert <text:tab/>annotation and annotation tool development.”</text:span><text:reference-mark-start text:name="ZOTERO_ITEM CSL_CITATION {&quot;citationID&quot;:&quot;Ctikshwn&quot;,&quot;properties&quot;:{&quot;formattedCitation&quot;:&quot;(Huang and Lu 2016)&quot;,&quot;plainCitation&quot;:&quot;(Huang and Lu 2016)&quot;},&quot;citationItems&quot;:[{&quot;id&quot;:14,&quot;uris&quot;:[&quot;http://zotero.org/users/local/bwrosKer/items/BNVUV24E&quot;],&quot;uri&quot;:[&quot;http://zotero.org/users/local/bwrosKer/items/BNVUV24E&quot;],&quot;itemData&quot;:{&quot;id&quot;:14,&quot;type&quot;:&quot;article-journal&quot;,&quot;title&quot;:&quot;Community challenges in biomedical text mining over 10 years: success, failure and the future&quot;,&quot;container-title&quot;:&quot;Briefings in Bioinformatics&quot;,&quot;page&quot;:&quot;132-144&quot;,&quot;volume&quot;:&quot;17&quot;,&quot;issue&quot;:&quot;1&quot;,&quot;source&quot;:&quot;Crossref&quot;,&quot;DOI&quot;:&quot;10.1093/bib/bbv024&quot;,&quot;ISSN&quot;:&quot;1467-5463, 1477-4054&quot;,&quot;shortTitle&quot;:&quot;Community challenges in biomedical text mining over 10 years&quot;,&quot;language&quot;:&quot;en&quot;,&quot;author&quot;:[{&quot;family&quot;:&quot;Huang&quot;,&quot;given&quot;:&quot;Chung-Chi&quot;},{&quot;family&quot;:&quot;Lu&quot;,&quot;given&quot;:&quot;Zhiyong&quot;}],&quot;issued&quot;:{&quot;date-parts&quot;:[[&quot;2016&quot;,1]]}}}],&quot;schema&quot;:&quot;https://github.com/citation-style-language/schema/raw/master/csl-citation.json&quot;} RNDwlY8Y2s6M0"/><text:span text:style-name="T8">(Huang and Lu 2016)</text:span><text:reference-mark-end text:name="ZOTERO_ITEM CSL_CITATION {&quot;citationID&quot;:&quot;Ctikshwn&quot;,&quot;properties&quot;:{&quot;formattedCitation&quot;:&quot;(Huang and Lu 2016)&quot;,&quot;plainCitation&quot;:&quot;(Huang and Lu 2016)&quot;},&quot;citationItems&quot;:[{&quot;id&quot;:14,&quot;uris&quot;:[&quot;http://zotero.org/users/local/bwrosKer/items/BNVUV24E&quot;],&quot;uri&quot;:[&quot;http://zotero.org/users/local/bwrosKer/items/BNVUV24E&quot;],&quot;itemData&quot;:{&quot;id&quot;:14,&quot;type&quot;:&quot;article-journal&quot;,&quot;title&quot;:&quot;Community challenges in biomedical text mining over 10 years: success, failure and the future&quot;,&quot;container-title&quot;:&quot;Briefings in Bioinformatics&quot;,&quot;page&quot;:&quot;132-144&quot;,&quot;volume&quot;:&quot;17&quot;,&quot;issue&quot;:&quot;1&quot;,&quot;source&quot;:&quot;Crossref&quot;,&quot;DOI&quot;:&quot;10.1093/bib/bbv024&quot;,&quot;ISSN&quot;:&quot;1467-5463, 1477-4054&quot;,&quot;shortTitle&quot;:&quot;Community challenges in biomedical text mining over 10 years&quot;,&quot;language&quot;:&quot;en&quot;,&quot;author&quot;:[{&quot;family&quot;:&quot;Huang&quot;,&quot;given&quot;:&quot;Chung-Chi&quot;},{&quot;family&quot;:&quot;Lu&quot;,&quot;given&quot;:&quot;Zhiyong&quot;}],&quot;issued&quot;:{&quot;date-parts&quot;:[[&quot;2016&quot;,1]]}}}],&quot;schema&quot;:&quot;https://github.com/citation-style-language/schema/raw/master/csl-citation.json&quot;} RNDwlY8Y2s6M0"/></text:p>
      <text:h text:style-name="P33" text:outline-level="1"><text:bookmark-start text:name="__RefHeading___Toc151_2247578716"/>3. The Programming Project<text:bookmark-end text:name="__RefHeading___Toc151_2247578716"/></text:h>
      <text:h text:style-name="P34" text:outline-level="2"><text:bookmark-start text:name="__RefHeading___Toc153_2247578716"/>3.1 The Task<text:bookmark-end text:name="__RefHeading___Toc153_2247578716"/></text:h>
      <text:p text:style-name="P6">The training-data that was provided contain<text:span text:style-name="T4">s</text:span> a .txt-file and a corresponding .a2-file, which contain<text:span text:style-name="T4">s</text:span> <text:span text:style-name="T3">a counter, onset, offset and an entity or entity-phrase per line. </text:span></text:p>
      <text:p text:style-name="P6"/>
      <text:h text:style-name="P34" text:outline-level="2"><text:bookmark-start text:name="__RefHeading___Toc155_2247578716"/>3.2 The Approach<text:bookmark-end text:name="__RefHeading___Toc155_2247578716"/></text:h>
      <text:p text:style-name="P9">The idea was to find the entities in the parse so as to determine the governor they depended on. These could then act as a rule to find entities in the test-data. The governor would work as a trigger word for a search. If this word in the test-text also had a dependent of the rule-given relation it would probably be an entity of interest.</text:p>
      <text:p text:style-name="P7">The project was split up into to main tasks, namely creating a list of rules by using the annotated training data and then applying this rule set on the test data to extract the entities. Therefore two programs were written: rule_extract.py and entity_extract.py. Both are written in Python, were tested on Python 2.7 and re, os and lxml etree packages as extensions.<text:span text:style-name="T2"> All .xml-files used here were generated by the Standfor Core NLP.</text:span></text:p>
      <text:p text:style-name="P7"/>
      <text:h text:style-name="P36" text:outline-level="3"><text:bookmark-start text:name="__RefHeading___Toc157_2247578716"/>3.2.1 rule_extract.py<text:bookmark-end text:name="__RefHeading___Toc157_2247578716"/></text:h>
      <text:p text:style-name="P8">This program takes as input an .a2-file and finds in every line the entity-phrase, <text:soft-page-break/>its onset and offset. <text:span text:style-name="T6">With the help of Regular Expressions i</text:span>t then looks up the entity in the .xml-file that was stripped of any but the enhanced++ dependencies <text:span text:style-name="T7">to find the right index</text:span>. In situations, where there is a conjunction in the phrase, these dependencies will mark the governor of the first conjunct also as the governor of the second, while with basic dependencies, the first conjunct would become governor of the second, which is not feasible as a rule. The search of the extracted entities inside the parse came with problems that are quite common in linguistics. The program had to be able to manage apostrophes, brackets, hyphens (and the parting of words at those) and <text:span text:style-name="T6">special characters such as ‘%’. The tool of Regular Expressions were again of great help, since it was easy to look for these specifics and then either keep or delete the brackets, only use the number in front of the percentage-sign (since the sign was dependent of the number), delete apostrophes and the additional ‘s’, and also look for the word without hyphens and appendages. Finding the indices was necessary to select the correct dependencies. Those were analyzed to work out the head of the entity-phrase and its relation to its governor, which were then written into the output-file in the format of ‘relation + governor’ with one rule per line. </text:span></text:p>
      <text:h text:style-name="P37" text:outline-level="3"><text:bookmark-start text:name="__RefHeading___Toc194_3076079140"/>3.2.<text:span text:style-name="T37">2</text:span> cleanup.py<text:bookmark-end text:name="__RefHeading___Toc194_3076079140"/></text:h>
      <text:p text:style-name="P21"><text:span text:style-name="T8">This is just a small program which should be r</text:span><text:span text:style-name="T12">u</text:span><text:span text:style-name="T8">n after rule_extract.py as it looks t</text:span><text:span text:style-name="T9">h</text:span><text:span text:style-name="T8">rough the whole keywords.txt-file and deletes rules that occur more than once </text:span><text:span text:style-name="T9">and rules that would never return the right entity, e.g. where the relation is ‘root’ or ‘det’, </text:span><text:span text:style-name="T10">because th</text:span><text:span text:style-name="T11">at may have been the extracted relation</text:span><text:span text:style-name="T10">, but </text:span><text:span text:style-name="T11">none that can</text:span><text:span text:style-name="T10"> be generalized. </text:span></text:p>
      <text:p text:style-name="P22"><text:span text:style-name="T10">T</text:span><text:span text:style-name="T8">he program also deletes the temporary ‘output.xml’. If both main programs are run in the same folder, then it can also be executed again after entity_extract.py, although the deletion can of course also happen easily by hand. </text:span></text:p>
      <text:h text:style-name="P36" text:outline-level="3"><text:bookmark-start text:name="__RefHeading___Toc159_2247578716"/>3.2.<text:span text:style-name="T37">3</text:span> entity_extract.py<text:bookmark-end text:name="__RefHeading___Toc159_2247578716"/></text:h>
      <text:p text:style-name="P7">The input <text:span text:style-name="T5">here</text:span> is a text-file with pure text, although a parse of this text in the form of an .xml-file has to be present in the same directory. <text:span text:style-name="T2">The reason that the program is not called directly with the .xml.file is firstly to ensure that the right .xml-file is searched, and further to allow a possible redirection of the .txt-file inside the program to another parser if wanted (fitting parser-output has to </text:span><text:soft-page-break/><text:span text:style-name="T2">be ensured). </text:span></text:p>
      <text:p text:style-name="P10">Again the xml-parse tree is stripped from all but the enhanced++-dependencies and is joined up to one string. With the regex command <text:span text:style-name="T33">re.findall()</text:span> it is now possible to find every word that matches to the current rule instead of just the first one. The flag <text:span text:style-name="T33">re.DOTALL</text:span> has to be raised to account for any remaining newlines, that although the xml has been concatenated to one string, are still existent. Looking for the rule in the text will find as a word, but often entities can be phrases. That is why it is necessary to also look for further subtrees. A recursion is the easiest way to <text:span text:style-name="T35">do </text:span>that. Instead of writing a whole new function, a for-loop and appending to the list over which is looped <text:span text:style-name="T32">during the loop</text:span> <text:span text:style-name="T32">serves the same purpose in this case. So every found dependent is added to be looked up for its own dependents. This can get stuck, if the entity is the head of a whole relative clause. The program will add up enormous lists, which will take a long time to search and have no purpose, since the relative clause in this set-up is not part of the entity-phrase. Therefore another search is launched in the results of every subtree search to call attention to relative pronouns such as “where”, “which”, “that”, “who”, and the comma that precedes them. The program then goes on to delete the comma, the pronoun and every word that comes next in the sentence for further searching in this loop. </text:span></text:p>
      <text:p text:style-name="P11">It is also very important to <text:span text:style-name="T36">take care of the fact that not every word has a subtree without stopping the whole program. The solution to this will at the same time be the anchor to this customized recursion. The way to do this in Python is the </text:span><text:span text:style-name="T34">try</text:span><text:span text:style-name="T36"> and </text:span><text:span text:style-name="T34">except</text:span><text:span text:style-name="T36"> keywords, where the program will execute the try-clause until an expected and specified error occurs in which case it will execute the except-clause. In this program the error raised will be </text:span><text:span text:style-name="T34">IndexError</text:span><text:span text:style-name="T36">) and the except-clause will state to simply continue with the next word in the list. When the entity-phrases are finally found they are stripped of determiners specifically parsed bracketing. Further if there are concatenations with “and” in the phrase, it will be split into two phrases to output. </text:span></text:p>
      <text:p text:style-name="P16"><text:span text:style-name="T36">Before all found entities can be printed into the output file, they have to be sorted in order of appearance in the text, since until now they have been in order of the rules from the rule-file. For this purpose the on- and offset of the phrases are determined again by search with Regular Expressions, and the list of found entities sorted accordingly. Eventually the whole list of results is printed in the output .a2-file appropriately formatted.</text:span></text:p>
      <text:p text:style-name="P16"><text:soft-page-break/></text:p>
      <text:h text:style-name="P34" text:outline-level="2"><text:bookmark-start text:name="__RefHeading___Toc163_2247578716"/>3.3 The Evaluation<text:bookmark-end text:name="__RefHeading___Toc163_2247578716"/></text:h>
      <text:p text:style-name="P27"><draw:frame draw:style-name="fr1" draw:name="Objekt2" text:anchor-type="paragraph" svg:x="-0.499cm" svg:y="0.824cm" svg:width="15.998cm" svg:height="9.005cm" draw:z-index="0"><draw:object xlink:href="./Object 2" xlink:type="simple" xlink:show="embed" xlink:actuate="onLoad"/><draw:image xlink:href="./ObjectReplacements/Object 2" xlink:type="simple" xlink:show="embed" xlink:actuate="onLoad"/><svg:desc>Chart</svg:desc></draw:frame></text:p>
      <text:p text:style-name="P27"/>
      <text:p text:style-name="P27"><draw:frame draw:style-name="fr2" draw:name="Objekt1" text:anchor-type="paragraph" svg:width="16cm" svg:height="8.999cm" draw:z-index="1"><draw:object xlink:href="./Object 1" xlink:type="simple" xlink:show="embed" xlink:actuate="onLoad"/><draw:image xlink:href="./ObjectReplacements/Object 1" xlink:type="simple" xlink:show="embed" xlink:actuate="onLoad"/></draw:frame></text:p>
      <text:p text:style-name="P27"/>
      <text:p text:style-name="P27"/>
      <text:p text:style-name="P28"/>
      <text:h text:style-name="Heading_20_1" text:outline-level="1"><text:bookmark-start text:name="__RefHeading___Toc1547_4135593689"/><text:soft-page-break/>4. Bibliography<text:bookmark-end text:name="__RefHeading___Toc1547_4135593689"/></text:h>
      <text:section text:style-name="Sect1" text:name="ZOTERO_BIBL {&quot;custom&quot;:[]} CSL_BIBLIOGRAPHY RNDR9VHrBdwsr">
        <text:list xml:id="list4256677902" text:style-name="L5">
          <text:list-item>
            <text:p text:style-name="P51">Biemann, Chris, Stefanie Dipper, Anette Frank, Manfred Stede, and Torsten Zesch. 2013. “Leitfaden für die Konzeption und Durchführung von shared tasks für deutschsprachige Daten.” http://www.computerlinguistik.org/LeitfadenSharedTasks161213-1.txt.</text:p>
          </text:list-item>
          <text:list-item>
            <text:p text:style-name="P51">“BioNLP-ST 2013.” n.d. Accessed August 31, 2018. http://2013.bionlp-st.org/Intro.</text:p>
          </text:list-item>
          <text:list-item>
            <text:p text:style-name="P51">Chapman, W. W., W. Bridewell, P. Hanbury, G. F. Cooper, and B. G. Buchanan. 2001. “A Simple Algorithm for Identifying Negated Findings and Diseases in Discharge Summaries.” <text:span text:style-name="T80">Journal of Biomedical Informatics</text:span> 34 (5): 301–10. https://doi.org/10.1006/jbin.2001.1029.</text:p>
          </text:list-item>
          <text:list-item>
            <text:p text:style-name="P51">Friedman, Carol. 2000. “A Broad-Coverage Natural Language Processing System.” In <text:span text:style-name="T80">Proceedings of the AMIA Symposium</text:span>, 270. American Medical Informatics Association.</text:p>
          </text:list-item>
          <text:list-item>
            <text:p text:style-name="P51">Friedmann, Carol, Lyudmila Shagina, Socrates A. Socratous, and Xiao Zeng. 1996. “A WEB-Based Version of MedLEE: A Medical Language Extraction and Encoding System.”</text:p>
          </text:list-item>
          <text:list-item>
            <text:p text:style-name="P51">Huang, Chung-Chi, and Zhiyong Lu. 2016. “Community Challenges in Biomedical Text Mining over 10 Years: Success, Failure and the Future.” <text:span text:style-name="T80">Briefings in Bioinformatics</text:span> 17 (1): 132–44. https://doi.org/10.1093/bib/bbv024.</text:p>
          </text:list-item>
          <text:list-item>
            <text:p text:style-name="P51">Hunter, Lawrence, Zhiyong Lu, James Firby, William A. Baumgartner, Helen L. Johnson, Philip V. Ogren, and K. Bretonnel Cohen. 2008. “OpenDMAP: An Open Source, Ontology-Driven Concept Analysis Engine, with Applications to Capturing Knowledge Regarding Protein Transport, Protein Interactions and Cell-Type-Specific Gene Expression.” <text:span text:style-name="T80">BMC Bioinformatics</text:span> 9 (January): 78. https://doi.org/10.1186/1471-2105-9-78.</text:p>
          </text:list-item>
          <text:list-item>
            <text:p text:style-name="P51">“Introduction to the Linguistic String Project.” n.d. Accessed August 31, 2018. https://cs.nyu.edu/cs/projects/lsp/LSP_intro.html.</text:p>
          </text:list-item>
          <text:list-item>
            <text:p text:style-name="P51">Rodriguez-Esteban, Raul. 2009. “Biomedical Text Mining and Its Applications.” Edited by Fran Lewitter. <text:span text:style-name="T80">PLoS Computational Biology</text:span> 5 (12): e1000597. https://doi.org/10.1371/journal.pcbi.1000597.</text:p>
          </text:list-item>
          <text:list-item>
            <text:p text:style-name="P51">Simpson, Matthew S., and Dina Demner-Fushman. 2012. “Biomedical Text Mining: A Survey of Recent Progress.” In <text:span text:style-name="T80">Mining Text Data</text:span>, edited by Charu C. Aggarwal and ChengXiang Zhai, 465–517. Boston, MA: Springer US. https://doi.org/10.1007/978-1-4614-3223-4_14.</text:p>
          </text:list-item>
          <text:list-item>
            <text:p text:style-name="P51">“Yearly Citation Totals from 2017 MEDLINE/PubMed Baseline.” n.d. U.S. National Library of Medicine. https://www.nlm.nih.gov/bsd/licensee/2017_stats/2017_Totals.html.</text:p>
          </text:list-item>
          <text:list-item>
            <text:p text:style-name="P51">Zhou, Li, Joseph M. Plasek, Lisa M. Mahoney, Neelima Karipineni, Frank Chang, Xuemin Yan, Fenny Chang, Dana Dimaggio, Debora S. Goldman, and Roberto A. Rocha. 2011. “Using Medical Text Extraction, Reasoning and Mapping System (MTERMS) to Process Medication Information in Outpatient Clinical Notes.” In <text:span text:style-name="T80">AMIA Annual Symposium Proceedings</text:span>, 2011:1639. American Medical Informatics Association.</text:p>
          </text:list-item>
        </text:list>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Mangal1" svg:font-family="Mangal"/>
    <style:font-face style:name="Source Sans Pro" svg:font-family="'Source Sans Pro'"/>
    <style:font-face style:name="serif" svg:font-family="serif"/>
    <style:font-face style:name="Courier New" svg:font-family="'Courier New'" style:font-family-generic="modern" style:font-pitch="fixed"/>
    <style:font-face style:name="CMR101" svg:font-family="CMR10" style:font-family-generic="roman" style:font-pitch="variable"/>
    <style:font-face style:name="CMR5" svg:font-family="CMR5" style:font-family-generic="roman" style:font-pitch="variable"/>
    <style:font-face style:name="MinionPro-Regular1" svg:font-family="MinionPro-Regular" style:font-family-generic="roman" style:font-pitch="variable"/>
    <style:font-face style:name="Times New Roman" svg:font-family="'Times New Roman'" style:font-family-generic="roman" style:font-pitch="variable"/>
    <style:font-face style:name="Times-Roman1" svg:font-family="Times-Roman" style:font-family-generic="roman" style:font-pitch="variable"/>
    <style:font-face style:name="Arial" svg:font-family="Arial" style:font-family-generic="swiss" style:font-pitch="variable"/>
    <style:font-face style:name="CMR10" svg:font-family="CMR10" style:font-family-generic="swiss" style:font-pitch="variable"/>
    <style:font-face style:name="MinionPro-Regular" svg:font-family="MinionPro-Regular" style:font-family-generic="swiss" style:font-pitch="variable"/>
    <style:font-face style:name="Times-Roman" svg:font-family="Times-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4.0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7:08:29.60</meta:creation-date>
    <dc:date>2018-09-04T22:36:17.629000000</dc:date>
    <meta:editing-duration>PT2H15M47S</meta:editing-duration>
    <meta:editing-cycles>32</meta:editing-cycles>
    <meta:generator>LibreOffice/6.1.0.3$Windows_X86_64 LibreOffice_project/efb621ed25068d70781dc026f7e9c5187a4decd1</meta:generator>
    <meta:document-statistic meta:table-count="0" meta:image-count="0" meta:object-count="2" meta:page-count="10" meta:paragraph-count="84" meta:word-count="2387" meta:character-count="15500" meta:non-whitespace-character-count="13179"/>
    <meta:user-defined meta:name="ZOTERO_PREF_1">&lt;data data-version="3" zotero-version="4.0.29.17"&gt;&lt;session id="egLru5yh"/&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795cm" svg:height="8.794cm" xlink:href="." xlink:type="simple" chart:class="chart:line" chart:style-name="ch1">
        <chart:title svg:x="4.268cm" svg:y="0.311cm" chart:style-name="ch2">
          <text:p>Evaluation of the Development Data</text:p>
        </chart:title>
        <chart:legend chart:legend-position="end" svg:x="13.022cm" svg:y="3.6cm" style:legend-expansion="high" chart:style-name="ch3"/>
        <chart:plot-area chart:style-name="ch4" chart:data-source-has-labels="both" svg:x="0.315cm" svg:y="1.265cm" svg:width="12.392cm" svg:height="7.354cm">
          <chartooo:coordinate-region svg:x="3.111cm" svg:y="1.265cm" svg:width="8.929cm" svg:height="3.444cm"/>
          <chart:axis chart:dimension="x" chart:name="primary-x" chart:style-name="ch5"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ecall</text:p>
              </table:table-cell>
              <table:table-cell office:value-type="string">
                <text:p>Precision</text:p>
              </table:table-cell>
              <table:table-cell office:value-type="string">
                <text:p>F1</text:p>
              </table:table-cell>
            </table:table-row>
          </table:table-header-rows>
          <table:table-rows>
            <table:table-row>
              <table:table-cell office:value-type="string">
                <text:p>Threshold 1,0 &amp; complete list</text:p>
              </table:table-cell>
              <table:table-cell office:value-type="float" office:value="0.188363636">
                <text:p>0.188363636</text:p>
              </table:table-cell>
              <table:table-cell office:value-type="float" office:value="0.2015990909">
                <text:p>0.2015990909</text:p>
              </table:table-cell>
              <table:table-cell office:value-type="float" office:value="0.182681818">
                <text:p>0.182681818</text:p>
              </table:table-cell>
            </table:table-row>
            <table:table-row>
              <table:table-cell office:value-type="string">
                <text:p>Threshold 1,0 &amp; pruned list</text:p>
              </table:table-cell>
              <table:table-cell office:value-type="float" office:value="0.188363636">
                <text:p>0.188363636</text:p>
              </table:table-cell>
              <table:table-cell office:value-type="float" office:value="0.262909091">
                <text:p>0.262909091</text:p>
              </table:table-cell>
              <table:table-cell office:value-type="float" office:value="0.204">
                <text:p>0.204</text:p>
              </table:table-cell>
            </table:table-row>
            <table:table-row>
              <table:table-cell office:value-type="string">
                <text:p>Threshold 0,9 &amp; pruned list</text:p>
              </table:table-cell>
              <table:table-cell office:value-type="float" office:value="0.223409091">
                <text:p>0.223409091</text:p>
              </table:table-cell>
              <table:table-cell office:value-type="float" office:value="0.310636364">
                <text:p>0.310636364</text:p>
              </table:table-cell>
              <table:table-cell office:value-type="float" office:value="0.240590909">
                <text:p>0.240590909</text:p>
              </table:table-cell>
            </table:table-row>
            <table:table-row>
              <table:table-cell office:value-type="string">
                <text:p>Threshold 0,8 &amp; pruned list</text:p>
              </table:table-cell>
              <table:table-cell office:value-type="float" office:value="0.412772727">
                <text:p>0.412772727</text:p>
              </table:table-cell>
              <table:table-cell office:value-type="float" office:value="0.590772727">
                <text:p>0.590772727</text:p>
              </table:table-cell>
              <table:table-cell office:value-type="float" office:value="0.455681818">
                <text:p>0.45568181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0.3$Windows_X86_64 LibreOffice_project/efb621ed25068d70781dc026f7e9c5187a4dec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793cm" svg:height="8.8cm" xlink:href="." xlink:type="simple" chart:class="chart:line" chart:style-name="ch1">
        <chart:title svg:x="4.717cm" svg:y="0.312cm" chart:style-name="ch2">
          <text:p>Evaluation on the Training Data</text:p>
        </chart:title>
        <chart:legend chart:legend-position="end" svg:x="13.02cm" svg:y="3.603cm" style:legend-expansion="high" chart:style-name="ch3"/>
        <chart:plot-area chart:style-name="ch4" chart:data-source-has-labels="both" svg:x="0.315cm" svg:y="1.267cm" svg:width="12.39cm" svg:height="7.357cm">
          <chartooo:coordinate-region svg:x="3.111cm" svg:y="1.267cm" svg:width="8.927cm" svg:height="3.448cm"/>
          <chart:axis chart:dimension="x" chart:name="primary-x" chart:style-name="ch5"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series chart:style-name="ch9" chart:values-cell-range-address="local-table.$D$2:.$D$5" chart:label-cell-address="local-table.$D$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Recall</text:p>
              </table:table-cell>
              <table:table-cell office:value-type="string">
                <text:p>Precision</text:p>
              </table:table-cell>
              <table:table-cell office:value-type="string">
                <text:p>F1</text:p>
              </table:table-cell>
            </table:table-row>
          </table:table-header-rows>
          <table:table-rows>
            <table:table-row>
              <table:table-cell office:value-type="string">
                <text:p>Threshold 1,0 &amp; complete list</text:p>
              </table:table-cell>
              <table:table-cell office:value-type="float" office:value="0.397113636">
                <text:p>0.397113636</text:p>
              </table:table-cell>
              <table:table-cell office:value-type="float" office:value="0.276909091">
                <text:p>0.276909091</text:p>
              </table:table-cell>
              <table:table-cell office:value-type="float" office:value="0.310340909">
                <text:p>0.310340909</text:p>
              </table:table-cell>
            </table:table-row>
            <table:table-row>
              <table:table-cell office:value-type="string">
                <text:p>Threshold 1,0 &amp; pruned list</text:p>
              </table:table-cell>
              <table:table-cell office:value-type="float" office:value="0.383772727">
                <text:p>0.383772727</text:p>
              </table:table-cell>
              <table:table-cell office:value-type="float" office:value="0.314909091">
                <text:p>0.314909091</text:p>
              </table:table-cell>
              <table:table-cell office:value-type="float" office:value="0.339772727">
                <text:p>0.339772727</text:p>
              </table:table-cell>
            </table:table-row>
            <table:table-row>
              <table:table-cell office:value-type="string">
                <text:p>Threshold 0,9 &amp; pruned list</text:p>
              </table:table-cell>
              <table:table-cell office:value-type="float" office:value="0.485545455">
                <text:p>0.485545455</text:p>
              </table:table-cell>
              <table:table-cell office:value-type="float" office:value="0.389">
                <text:p>0.389</text:p>
              </table:table-cell>
              <table:table-cell office:value-type="float" office:value="0.424363636">
                <text:p>0.424363636</text:p>
              </table:table-cell>
            </table:table-row>
            <table:table-row>
              <table:table-cell office:value-type="string">
                <text:p>Threshold 0,8 &amp; pruned list</text:p>
              </table:table-cell>
              <table:table-cell office:value-type="float" office:value="0.812159091">
                <text:p>0.812159091</text:p>
              </table:table-cell>
              <table:table-cell office:value-type="float" office:value="0.666931818">
                <text:p>0.666931818</text:p>
              </table:table-cell>
              <table:table-cell office:value-type="float" office:value="0.720772727">
                <text:p>0.72077272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0.3$Windows_X86_64 LibreOffice_project/efb621ed25068d70781dc026f7e9c5187a4dec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